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style="italic" fo:font-weight="bold" style:font-style-asian="italic" style:font-weight-asian="bold" style:font-style-complex="italic" style:font-weight-complex="bold"/>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82493"/>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text-properties fo:font-weight="bold" style:font-weight-asian="bold" style:font-weight-complex="bold"/>
    </style:style>
    <style:style style:name="P39" style:family="paragraph" style:parent-style-name="Text_20_body" style:list-style-name="L34">
      <style:paragraph-properties fo:margin-top="0cm" fo:margin-bottom="0cm" style:contextual-spacing="false"/>
    </style:style>
    <style:style style:name="P40" style:family="paragraph" style:parent-style-name="Text_20_body">
      <style:text-properties fo:font-style="italic" style:font-style-asian="italic" style:font-style-complex="italic"/>
    </style:style>
    <style:style style:name="P41" style:family="paragraph" style:parent-style-name="Text_20_body" style:list-style-name="L35">
      <style:paragraph-properties fo:margin-top="0cm" fo:margin-bottom="0cm" style:contextual-spacing="false"/>
    </style:style>
    <style:style style:name="P42" style:family="paragraph" style:parent-style-name="Text_20_body" style:list-style-name="L36">
      <style:paragraph-properties fo:margin-top="0cm" fo:margin-bottom="0cm" style:contextual-spacing="false"/>
    </style:style>
    <style:style style:name="P43" style:family="paragraph" style:parent-style-name="Text_20_body" style:list-style-name="L37">
      <style:paragraph-properties fo:margin-top="0cm" fo:margin-bottom="0cm" style:contextual-spacing="false"/>
    </style:style>
    <style:style style:name="P44" style:family="paragraph" style:parent-style-name="Text_20_body" style:list-style-name="L38">
      <style:paragraph-properties fo:margin-top="0cm" fo:margin-bottom="0cm" style:contextual-spacing="false"/>
    </style:style>
    <style:style style:name="P45" style:family="paragraph" style:parent-style-name="Text_20_body" style:list-style-name="L39">
      <style:paragraph-properties fo:margin-top="0cm" fo:margin-bottom="0cm" style:contextual-spacing="false"/>
    </style:style>
    <style:style style:name="P46" style:family="paragraph" style:parent-style-name="Text_20_body" style:list-style-name="L40">
      <style:paragraph-properties fo:margin-top="0cm" fo:margin-bottom="0cm" style:contextual-spacing="false"/>
    </style:style>
    <style:style style:name="P47" style:family="paragraph" style:parent-style-name="Text_20_body" style:list-style-name="L41">
      <style:paragraph-properties fo:margin-top="0cm" fo:margin-bottom="0cm" style:contextual-spacing="false"/>
    </style:style>
    <style:style style:name="P48" style:family="paragraph" style:parent-style-name="Text_20_body" style:list-style-name="L42">
      <style:paragraph-properties fo:margin-top="0cm" fo:margin-bottom="0cm" style:contextual-spacing="false"/>
    </style:style>
    <style:style style:name="P49" style:family="paragraph" style:parent-style-name="Text_20_body" style:list-style-name="L43">
      <style:paragraph-properties fo:margin-top="0cm" fo:margin-bottom="0cm" style:contextual-spacing="false"/>
    </style:style>
    <style:style style:name="P50" style:family="paragraph" style:parent-style-name="Text_20_body" style:list-style-name="L44">
      <style:paragraph-properties fo:margin-top="0cm" fo:margin-bottom="0cm" style:contextual-spacing="false"/>
    </style:style>
    <style:style style:name="P51" style:family="paragraph" style:parent-style-name="Text_20_body" style:list-style-name="L45">
      <style:paragraph-properties fo:margin-top="0cm" fo:margin-bottom="0cm" style:contextual-spacing="false"/>
    </style:style>
    <style:style style:name="P52" style:family="paragraph" style:parent-style-name="Text_20_body" style:list-style-name="L46">
      <style:paragraph-properties fo:margin-top="0cm" fo:margin-bottom="0cm" style:contextual-spacing="false"/>
    </style:style>
    <style:style style:name="P53" style:family="paragraph" style:parent-style-name="Text_20_body" style:list-style-name="L47">
      <style:paragraph-properties fo:margin-top="0cm" fo:margin-bottom="0cm" style:contextual-spacing="false"/>
    </style:style>
    <style:style style:name="P54" style:family="paragraph" style:parent-style-name="Text_20_body">
      <style:text-properties officeooo:paragraph-rsid="00182493"/>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text:style-name="L1">
        <text:list-item>
          <text:p text:style-name="P5"><text:a xlink:type="simple" xlink:href="#literature-review" text:style-name="Internet_20_link" text:visited-style-name="Visited_20_Internet_20_Link"><text:span text:style-name="Definition">Literature Review</text:span></text:a></text:p>
          <text:list text:style-name="L2">
            <text:list-item>
              <text:p text:style-name="P6"><text:a xlink:type="simple" xlink:href="#research-questions---july-2024" text:style-name="Internet_20_link" text:visited-style-name="Visited_20_Internet_20_Link"><text:span text:style-name="Definition">Research Questions - July 2024</text:span></text:a></text:p>
            </text:list-item>
            <text:list-item>
              <text:p text:style-name="P6"><text:a xlink:type="simple" xlink:href="#introduction" text:style-name="Internet_20_link" text:visited-style-name="Visited_20_Internet_20_Link"><text:span text:style-name="Definition">Introduction</text:span></text:a></text:p>
            </text:list-item>
            <text:list-item>
              <text:p text:style-name="P6"><text:a xlink:type="simple" xlink:href="#a-summary-of-research-and-reviews-of-game-making-from-a-constructionist-framework" text:style-name="Internet_20_link" text:visited-style-name="Visited_20_Internet_20_Link"><text:span text:style-name="Definition">A summary of research and reviews of game making from a constructionist framework</text:span></text:a></text:p>
              <text:list text:style-name="L3">
                <text:list-item>
                  <text:p text:style-name="P7"><text:a xlink:type="simple" xlink:href="#motivations-and-benefits-of-constructionist-game-making" text:style-name="Internet_20_link" text:visited-style-name="Visited_20_Internet_20_Link"><text:span text:style-name="Definition">Motivations and benefits of (constructionist) game making</text:span></text:a></text:p>
                  <text:list text:style-name="L4">
                    <text:list-item>
                      <text:p text:style-name="P8"><text:a xlink:type="simple" xlink:href="#alignment-of-constructionist-gaming-with-pbl" text:style-name="Internet_20_link" text:visited-style-name="Visited_20_Internet_20_Link"><text:span text:style-name="Definition">Alignment of constructionist gaming with PBL</text:span></text:a></text:p>
                    </text:list-item>
                    <text:list-item>
                      <text:p text:style-name="P8"><text:a xlink:type="simple" xlink:href="#how-games-are-special" text:style-name="Internet_20_link" text:visited-style-name="Visited_20_Internet_20_Link"><text:span text:style-name="Definition">How games are special</text:span></text:a></text:p>
                    </text:list-item>
                  </text:list>
                </text:list-item>
                <text:list-item>
                  <text:p text:style-name="P7"><text:a xlink:type="simple" xlink:href="#limits-and-critiques-of-constructionist-game-making" text:style-name="Internet_20_link" text:visited-style-name="Visited_20_Internet_20_Link"><text:span text:style-name="Definition">Limits and critiques of constructionist game making</text:span></text:a></text:p>
                </text:list-item>
              </text:list>
            </text:list-item>
            <text:list-item>
              <text:p text:style-name="P6"><text:a xlink:type="simple" xlink:href="#context-of-game-making-and-digital-projects-at-home-and-other-informal-settings" text:style-name="Internet_20_link" text:visited-style-name="Visited_20_Internet_20_Link"><text:span text:style-name="Definition">Context of game making and digital projects at home and other informal settings</text:span></text:a></text:p>
              <text:list text:style-name="L5">
                <text:list-item>
                  <text:p text:style-name="P9"><text:a xlink:type="simple" xlink:href="#home-eduction-contextual-factors-relevant-to-this-study" text:style-name="Internet_20_link" text:visited-style-name="Visited_20_Internet_20_Link"><text:span text:style-name="Definition">Home eduction contextual factors relevant to this study</text:span></text:a></text:p>
                </text:list-item>
                <text:list-item>
                  <text:p text:style-name="P9"><text:a xlink:type="simple" xlink:href="#defining-informal" text:style-name="Internet_20_link" text:visited-style-name="Visited_20_Internet_20_Link"><text:span text:style-name="Definition">Defining informal</text:span></text:a></text:p>
                </text:list-item>
                <text:list-item>
                  <text:p text:style-name="P9"><text:a xlink:type="simple" xlink:href="#game-and-media-making-in-informal-communities" text:style-name="Internet_20_link" text:visited-style-name="Visited_20_Internet_20_Link"><text:span text:style-name="Definition">Game and media making in informal communities</text:span></text:a></text:p>
                </text:list-item>
              </text:list>
            </text:list-item>
            <text:list-item>
              <text:p text:style-name="P6"><text:a xlink:type="simple" xlink:href="#barriers-to-participation-in-game-making" text:style-name="Internet_20_link" text:visited-style-name="Visited_20_Internet_20_Link"><text:span text:style-name="Definition">Barriers to participation in game making</text:span></text:a></text:p>
              <text:list text:style-name="L6">
                <text:list-item>
                  <text:p text:style-name="P10"><text:a xlink:type="simple" xlink:href="#barriers-linked-to-identity-and-values" text:style-name="Internet_20_link" text:visited-style-name="Visited_20_Internet_20_Link"><text:span text:style-name="Definition">Barriers linked to identity and values</text:span></text:a></text:p>
                </text:list-item>
                <text:list-item>
                  <text:p text:style-name="P10"><text:a xlink:type="simple" xlink:href="#technical-barriers--" text:style-name="Internet_20_link" text:visited-style-name="Visited_20_Internet_20_Link"><text:span text:style-name="Definition">Technical barriers -</text:span></text:a></text:p>
                  <text:list text:style-name="L7">
                    <text:list-item>
                      <text:p text:style-name="P11"><text:a xlink:type="simple" xlink:href="#difficulty-of-computer-programming-via-coding" text:style-name="Internet_20_link" text:visited-style-name="Visited_20_Internet_20_Link"><text:span text:style-name="Definition">Difficulty of computer programming via coding</text:span></text:a></text:p>
                    </text:list-item>
                  </text:list>
                </text:list-item>
                <text:list-item>
                  <text:p text:style-name="P10"><text:a xlink:type="simple" xlink:href="#other-barriers-to-making-games" text:style-name="Internet_20_link" text:visited-style-name="Visited_20_Internet_20_Link"><text:span text:style-name="Definition">Other barriers to making games</text:span></text:a></text:p>
                </text:list-item>
              </text:list>
            </text:list-item>
            <text:list-item>
              <text:p text:style-name="P6"><text:a xlink:type="simple" xlink:href="#programmes-working-to-address-challenge" text:style-name="Internet_20_link" text:visited-style-name="Visited_20_Internet_20_Link"><text:span text:style-name="Definition">Programmes working to address challenge</text:span></text:a></text:p>
              <text:list text:style-name="L8">
                <text:list-item>
                  <text:p text:style-name="P12"><text:a xlink:type="simple" xlink:href="#game-competitions" text:style-name="Internet_20_link" text:visited-style-name="Visited_20_Internet_20_Link"><text:span text:style-name="Definition">Game competitions</text:span></text:a></text:p>
                </text:list-item>
                <text:list-item>
                  <text:p text:style-name="P12"><text:a xlink:type="simple" xlink:href="#educational-game-jams" text:style-name="Internet_20_link" text:visited-style-name="Visited_20_Internet_20_Link"><text:span text:style-name="Definition">Educational Game Jams</text:span></text:a></text:p>
                </text:list-item>
                <text:list-item>
                  <text:p text:style-name="P12"><text:a xlink:type="simple" xlink:href="#coding-clubhouses" text:style-name="Internet_20_link" text:visited-style-name="Visited_20_Internet_20_Link"><text:span text:style-name="Definition">Coding club(houses)</text:span></text:a></text:p>
                </text:list-item>
                <text:list-item>
                  <text:p text:style-name="P12"><text:a xlink:type="simple" xlink:href="#creative-family-learning---roque" text:style-name="Internet_20_link" text:visited-style-name="Visited_20_Internet_20_Link"><text:span text:style-name="Definition">Creative Family Learning - Roque</text:span></text:a></text:p>
                </text:list-item>
                <text:list-item>
                  <text:p text:style-name="P12"><text:a xlink:type="simple" xlink:href="#link-to-next-section---pedagogies-exist-but-more-are-needed" text:style-name="Internet_20_link" text:visited-style-name="Visited_20_Internet_20_Link"><text:span text:style-name="Definition">Link to next section - pedagogies exist but more are needed</text:span></text:a></text:p>
                </text:list-item>
              </text:list>
            </text:list-item>
            <text:list-item>
              <text:p text:style-name="P6"><text:a xlink:type="simple" xlink:href="#pedagogies-to-support-game-making-via-coding" text:style-name="Internet_20_link" text:visited-style-name="Visited_20_Internet_20_Link"><text:span text:style-name="Definition">Pedagogies to support game making via coding</text:span></text:a></text:p>
              <text:list text:style-name="L9">
                <text:list-item>
                  <text:p text:style-name="P13"><text:a xlink:type="simple" xlink:href="#curricular-concepts-semantic-waves-and-primm" text:style-name="Internet_20_link" text:visited-style-name="Visited_20_Internet_20_Link"><text:span text:style-name="Definition">Curricular concepts, semantic waves and PRIMM</text:span></text:a></text:p>
                  <text:list text:style-name="L10">
                    <text:list-item>
                      <text:p text:style-name="P14"><text:a xlink:type="simple" xlink:href="#semantic-profiles-and-waves" text:style-name="Internet_20_link" text:visited-style-name="Visited_20_Internet_20_Link"><text:span text:style-name="Definition">Semantic Profiles and Waves</text:span></text:a></text:p>
                    </text:list-item>
                    <text:list-item>
                      <text:p text:style-name="P14"><text:a xlink:type="simple" xlink:href="#primm" text:style-name="Internet_20_link" text:visited-style-name="Visited_20_Internet_20_Link"><text:span text:style-name="Definition">PRIMM</text:span></text:a></text:p>
                    </text:list-item>
                  </text:list>
                </text:list-item>
                <text:list-item>
                  <text:p text:style-name="P13"><text:a xlink:type="simple" xlink:href="#use-modify-create" text:style-name="Internet_20_link" text:visited-style-name="Visited_20_Internet_20_Link"><text:span text:style-name="Definition">Use Modify Create</text:span></text:a></text:p>
                </text:list-item>
                <text:list-item>
                  <text:p text:style-name="P13"><text:a xlink:type="simple" xlink:href="#microworlds" text:style-name="Internet_20_link" text:visited-style-name="Visited_20_Internet_20_Link"><text:span text:style-name="Definition">Microworlds</text:span></text:a></text:p>
                  <text:list text:style-name="L11">
                    <text:list-item>
                      <text:p text:style-name="P15"><text:a xlink:type="simple" xlink:href="#microworlds-as-an-embodiment-of-umc-and-other-constructionist-design-principles" text:style-name="Internet_20_link" text:visited-style-name="Visited_20_Internet_20_Link"><text:span text:style-name="Definition">Microworlds as an embodiment of UMC and other constructionist design principles</text:span></text:a></text:p>
                    </text:list-item>
                    <text:list-item>
                      <text:p text:style-name="P15"><text:a xlink:type="simple" xlink:href="#half-baked-games-as-microworlds" text:style-name="Internet_20_link" text:visited-style-name="Visited_20_Internet_20_Link"><text:span text:style-name="Definition">Half-baked games as Microworlds</text:span></text:a></text:p>
                    </text:list-item>
                  </text:list>
                </text:list-item>
                <text:list-item>
                  <text:p text:style-name="P13"><text:a xlink:type="simple" xlink:href="#pair-programming-socialcollaborative-coding" text:style-name="Internet_20_link" text:visited-style-name="Visited_20_Internet_20_Link"><text:span text:style-name="Definition">Pair programming &amp; social/collaborative coding</text:span></text:a></text:p>
                </text:list-item>
                <text:list-item>
                  <text:p text:style-name="P13"><text:a xlink:type="simple" xlink:href="#design-steps-frameworks-via-stages" text:style-name="Internet_20_link" text:visited-style-name="Visited_20_Internet_20_Link"><text:span text:style-name="Definition">Design steps frameworks via stages</text:span></text:a></text:p>
                </text:list-item>
                <text:list-item>
                  <text:p text:style-name="P13"><text:a xlink:type="simple" xlink:href="#design-patterns" text:style-name="Internet_20_link" text:visited-style-name="Visited_20_Internet_20_Link"><text:span text:style-name="Definition">Design patterns</text:span></text:a></text:p>
                  <text:list text:style-name="L12">
                    <text:list-item>
                      <text:p text:style-name="P16"><text:a xlink:type="simple" xlink:href="#gameplay-design-patterns" text:style-name="Internet_20_link" text:visited-style-name="Visited_20_Internet_20_Link"><text:span text:style-name="Definition">Game(play) design patterns</text:span></text:a></text:p>
                    </text:list-item>
                  </text:list>
                </text:list-item>
              </text:list>
            </text:list-item>
            <text:list-item>
              <text:p text:style-name="P6"><text:a xlink:type="simple" xlink:href="#existing-responses-to-challenges" text:style-name="Internet_20_link" text:visited-style-name="Visited_20_Internet_20_Link"><text:span text:style-name="Definition">Existing responses to challenges</text:span></text:a></text:p>
              <text:list text:style-name="L13">
                <text:list-item>
                  <text:p text:style-name="P17"><text:a xlink:type="simple" xlink:href="#digital-projects-as-an-inclusive-pedaogogy" text:style-name="Internet_20_link" text:visited-style-name="Visited_20_Internet_20_Link"><text:span text:style-name="Definition">Digital projects as an inclusive pedaogogy</text:span></text:a></text:p>
                </text:list-item>
                <text:list-item>
                  <text:p text:style-name="P17"><text:a xlink:type="simple" xlink:href="#resource-provision-and-cpd" text:style-name="Internet_20_link" text:visited-style-name="Visited_20_Internet_20_Link"><text:span text:style-name="Definition">Resource provision and CPD</text:span></text:a></text:p>
                  <text:list text:style-name="L14">
                    <text:list-item>
                      <text:p text:style-name="P18"><text:a xlink:type="simple" xlink:href="#computing-at-schools" text:style-name="Internet_20_link" text:visited-style-name="Visited_20_Internet_20_Link"><text:span text:style-name="Definition">Computing at schools</text:span></text:a></text:p>
                    </text:list-item>
                  </text:list>
                </text:list-item>
                <text:list-item>
                  <text:p text:style-name="P17"><text:a xlink:type="simple" xlink:href="#open-source-online-responses-to-the-challenge" text:style-name="Internet_20_link" text:visited-style-name="Visited_20_Internet_20_Link"><text:soft-page-break/><text:span text:style-name="Definition">Open source, online responses to the challenge</text:span></text:a></text:p>
                  <text:list text:style-name="L15">
                    <text:list-item>
                      <text:p text:style-name="P19"><text:a xlink:type="simple" xlink:href="#mozilla-an-open-source-toolset" text:style-name="Internet_20_link" text:visited-style-name="Visited_20_Internet_20_Link"><text:span text:style-name="Definition">Mozilla, an open source toolset</text:span></text:a></text:p>
                    </text:list-item>
                  </text:list>
                </text:list-item>
                <text:list-item>
                  <text:p text:style-name="P17"><text:a xlink:type="simple" xlink:href="#grass-roots-community-responses" text:style-name="Internet_20_link" text:visited-style-name="Visited_20_Internet_20_Link"><text:span text:style-name="Definition">Grass Roots community responses</text:span></text:a></text:p>
                  <text:list text:style-name="L16">
                    <text:list-item>
                      <text:p text:style-name="P20"><text:a xlink:type="simple" xlink:href="#code-club-coder-dojo-and-raspberry-jam---a-community-responses-to-the-needs-of-informal" text:style-name="Internet_20_link" text:visited-style-name="Visited_20_Internet_20_Link"><text:span text:style-name="Definition">Code Club, Coder Dojo and Raspberry Jam - a community responses to the needs of informal</text:span></text:a></text:p>
                    </text:list-item>
                  </text:list>
                </text:list-item>
              </text:list>
            </text:list-item>
            <text:list-item>
              <text:p text:style-name="P6"><text:a xlink:type="simple" xlink:href="#conclusion" text:style-name="Internet_20_link" text:visited-style-name="Visited_20_Internet_20_Link"><text:span text:style-name="Definition">Conclusion</text:span></text:a></text:p>
              <text:list text:style-name="L17">
                <text:list-item>
                  <text:p text:style-name="P21"><text:a xlink:type="simple" xlink:href="#synthesis-of-chapter-discussion" text:style-name="Internet_20_link" text:visited-style-name="Visited_20_Internet_20_Link"><text:span text:style-name="Definition">Synthesis of chapter / discussion</text:span></text:a></text:p>
                </text:list-item>
                <text:list-item>
                  <text:p text:style-name="P21"><text:a xlink:type="simple" xlink:href="#the-problem-statement-of-the-thesis" text:style-name="Internet_20_link" text:visited-style-name="Visited_20_Internet_20_Link"><text:span text:style-name="Definition">The problem statement of the thesis</text:span></text:a></text:p>
                </text:list-item>
                <text:list-item>
                  <text:p text:style-name="P21"><text:a xlink:type="simple" xlink:href="#link-to-the-next-chapter" text:style-name="Internet_20_link" text:visited-style-name="Visited_20_Internet_20_Link"><text:span text:style-name="Definition">Link to the next chapter</text:span></text:a></text:p>
                </text:list-item>
              </text:list>
            </text:list-item>
            <text:list-item>
              <text:p text:style-name="P6"><text:span text:style-name="Definition"/></text:p>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31">
        <text:list-item>
          <text:p text:style-name="P35">What contradictions arose in participation in this research’s game coding processes and what pedagogical tools and processes are available to address these contradictions?</text:p>
        </text:list-item>
        <text:list-item>
          <text:p text:style-name="P35">How can game design patterns support the development of computational fluency in novices?</text:p>
        </text:list-item>
        <text:list-item>
          <text:p text:style-name="P35">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undertakes a review of the literature around key areas relevant to situating and providing contextual information to answer the research questions of this study. To do this it explores several broad themes on inquiry. Firstly, as its dominance in this domain, I examine the findings of research and reviews in the areas of constructionist approach to game making. Following this, I focus in particular characteristics of relevant settings for game making, focusing in particular on the barriers to participation to game making. This literature review then explores key pedagogies of game making, and digital making where relevant. One key pedagogy addressed is the use of game design patterns. Here I assess the current potential explored in studies and highlight existing gaps in the current research, particularly in the area of developing notice coding practices. This aspect of the review supports the proposed problem statement of this thesis that game making processes in both formal and informal settings can benefit from more research involving novel pedagogies.</text:p>
      <text:p text:style-name="Text_20_body">My final research questions involves the development of agency. This focus guides both the way in which I review current research on game making pedagogies, and how I describe current responses to current limits to the potential of game making in the final part of the chapter. I conclude by noting that the exploration of agency continues as part of Chapter 3 which outlines the the theoretical framework of the study.</text:p>
      <text:h text:style-name="Heading_20_2" text:outline-level="2"><text:bookmark-start text:name="a-summary-of-research-and-reviews-of-game-making-from-a-constructionist-framework"/><text:soft-page-break/>A summary of research and reviews of game making from a constructionist framework<text:bookmark-end text:name="a-summary-of-research-and-reviews-of-game-making-from-a-constructionist-framework"/></text:h>
      <text:p text:style-name="First_20_paragraph">There are several notable reviews of spanning broad motivations and impact of making games for learning <text:reference-mark-start text:name="ZOTERO_ITEM CSL_CITATION {&quot;citationID&quot;:&quot;kuuxfith&quot;,&quot;properties&quot;:{&quot;formattedCitation&quot;:&quot;(Hayes and Games, 2008; Earp, 2015; Kafai and Burke, 2015; Denner et al., 2019)&quot;,&quot;plainCitation&quot;:&quot;(Hayes and Games, 2008; Earp, 2015; Kafai and Burke, 2015; 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jIthZj4SNb"/>(Hayes and Games, 2008; Earp, 2015; Kafai and Burke, 2015; Denner et al., 2019)<text:reference-mark-end text:name="ZOTERO_ITEM CSL_CITATION {&quot;citationID&quot;:&quot;kuuxfith&quot;,&quot;properties&quot;:{&quot;formattedCitation&quot;:&quot;(Hayes and Games, 2008; Earp, 2015; Kafai and Burke, 2015; Denner et al., 2019)&quot;,&quot;plainCitation&quot;:&quot;(Hayes and Games, 2008; Earp, 2015; Kafai and Burke, 2015; 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jIthZj4SNb"/>. Another focuses on 21st Century skills <text:reference-mark-start text:name="ZOTERO_ITEM CSL_CITATION {&quot;citationID&quot;:&quot;pagduekd&quot;,&quot;properties&quot;:{&quot;formattedCitation&quot;:&quot;(Bermingham et al., 2013)&quot;,&quot;plainCitation&quot;:&quot;(Bermingham et al., 2013)&quot;,&quot;noteIndex&quot;:0},&quot;citationItems&quot;:[{&quot;id&quot;:2927,&quot;uris&quot;:[&quot;http://zotero.org/users/1913249/items/ZZI6D7CC&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mEhP28ng9x"/>(Bermingham et al., 2013)<text:reference-mark-end text:name="ZOTERO_ITEM CSL_CITATION {&quot;citationID&quot;:&quot;pagduekd&quot;,&quot;properties&quot;:{&quot;formattedCitation&quot;:&quot;(Bermingham et al., 2013)&quot;,&quot;plainCitation&quot;:&quot;(Bermingham et al., 2013)&quot;,&quot;noteIndex&quot;:0},&quot;citationItems&quot;:[{&quot;id&quot;:2927,&quot;uris&quot;:[&quot;http://zotero.org/users/1913249/items/ZZI6D7CC&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mEhP28ng9x"/>. It is of value to explore the motivations of gaming making from the constructionist field as a dominant voice in this field before later exploring the limitations of this perspective.</text:p>
      <text:h text:style-name="Heading_20_3" text:outline-level="3"><text:bookmark-start text:name="motivations-and-benefits-of-constructionist-game-making"/>Motivations and benefits of (constructionist) game making<text:bookmark-end text:name="motivations-and-benefits-of-constructionist-game-making"/></text:h>
      <text:p text:style-name="First_20_paragraph">The benefits presented in Kafai and Burke’s influential review paper and linked book <text:reference-mark-start text:name="ZOTERO_ITEM CSL_CITATION {&quot;citationID&quot;:&quot;zhunukxh&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Varo2YLEa"/>(Kafai and Burke, 2015)<text:reference-mark-end text:name="ZOTERO_ITEM CSL_CITATION {&quot;citationID&quot;:&quot;zhunukxh&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Varo2YLEa"/>. The authors synthesise 4* relevant papers, drawing on a wealth of experience in this area. Significantly, the review is structured around key areas of knowledge and skill development. The primary area involves of building subject knowledge in educational settings in particular to develop coding and computing skills and STEM subjects. Game making can also develop social skills, self-reflection, cultural awareness and a range of technical abilities that allow participation in information society: a collection commonly known as 21st Century Skills.</text:p>
      <text:p text:style-name="Text_20_body">Convincing and interesting highlights of this review are: studies on scratch community, especially in after school settings [], Robertson’s work on storytelling games, to access particpant knowledge in accessible ways, and Denner and pair programming []</text:p>
      <text:p text:style-name="Text_20_body">Thus: - Denner, girls making games, pair programming - Roberston, social coding - Kafai &amp; Roque, (&amp; 5d) home interests,</text:p>
      <text:p text:style-name="Text_20_body">As outlined earlier, the review is relatively weak when addressing and assessing pedagogies used. This is, in partly, likely emblematic of a comparatively weakness of concepts of pedagogy within the wider constructionist movement.</text:p>
      <text:p text:style-name="Text_20_body">Writing on constructionism as an educational approach often focuses on designing software tools and communites which promote an open ended, child-led approach to designing engaging and relatable objects of interest. Within this perspective, a design is advocated in general terms.</text:p>
      <text:p text:style-name="Text_20_body">Resnick <text:reference-mark-start text:name="ZOTERO_ITEM CSL_CITATION {&quot;citationID&quot;:&quot;jbalbgzx&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EWYXaCP49t"/>(2012)<text:reference-mark-end text:name="ZOTERO_ITEM CSL_CITATION {&quot;citationID&quot;:&quot;jbalbgzx&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EWYXaCP49t"/>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 To illustrate this design-based approach Resnick advocates a <text:span text:style-name="T2">creative cycle model</text:span> <text:reference-mark-start text:name="ZOTERO_ITEM CSL_CITATION {&quot;citationID&quot;:&quot;yyshtqjr&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GHQl8tNdr8"/>(Resnick, 2017)<text:reference-mark-end text:name="ZOTERO_ITEM CSL_CITATION {&quot;citationID&quot;:&quot;yyshtqjr&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GHQl8tNdr8"/>. The five circular stages are; Imagine, Create, Play, Share, Reflect and returning to Imagine once more.</text:p>
      <text:p text:style-name="Text_20_body"><text:soft-page-break/><text:span text:style-name="T2">creative spiral image</text:span> Figure 8.1. Diagram of five circular stages; Imagine - Create - Play - Share - Reflect - Imagine<text:line-break/>Diagram <text:reference-mark-start text:name="ZOTERO_ITEM CSL_CITATION {&quot;citationID&quot;:&quot;prwlykvr&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tVK5JbeYLr"/>(Resnick, 2017)<text:reference-mark-end text:name="ZOTERO_ITEM CSL_CITATION {&quot;citationID&quot;:&quot;prwlykvr&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tVK5JbeYLr"/></text:p>
      <text:p text:style-name="Text_20_body">Resnick’s writing around this model encourages teachers to create a supportive environment for creativity. Contructionism’s long-standing focus on interest-driven projects creating shareable outcomes is an early example of a progressive, hands-on, active learning approach.</text:p>
      <text:p text:style-name="Text_20_body">However, while the ethos and benefits of this approach is communicated in a convincing way, what is not clear however is who this framework is for (either for designers, facilitators or participants) or how it can be activated in the process of facilitating project work. In addition, a focus on these elements of pedagogy are not limited to the school of constructionism. The same principles are are articulated clearly in extensive research on project-based learning processes. Given this wide uptake it is important to draw on the use of pedagogy within PBL to further explore the topic of RQ1 addressing what different pedagogies are available to overcome barriers to STEM project work.</text:p>
      <text:h text:style-name="Heading_20_4" text:outline-level="4"><text:bookmark-start text:name="alignment-of-constructionist-gaming-with-pbl"/>Alignment of constructionist gaming with PBL<text:bookmark-end text:name="alignment-of-constructionist-gaming-with-pbl"/></text:h>
      <text:p text:style-name="First_20_paragraph">There is a clear alignment between game making as an educational activity and the agenda of project-based learning, particularly in the to develop skills suited to the modern workplace (21st Century skills). This is particularly apparent when comparing the techniques espoused to develop skills these skills which include: mobilising motivation by tapping into interests of participants, striving for authenticity in terms of project audience, encouraging COMPLETE</text:p>
      <text:p text:style-name="Preformatted_20_Text"/>
      <text:p text:style-name="First_20_paragraph">In addition, studies on PBL provides useful evidence for its effectiveness in diverse fields of practice including: inclusive pedagogies <text:reference-mark-start text:name="ZOTERO_ITEM CSL_CITATION {&quot;citationID&quot;:&quot;huhlfeho&quot;,&quot;properties&quot;:{&quot;formattedCitation&quot;:&quot;(Leggett and Harrington, 2021)&quot;,&quot;plainCitation&quot;:&quot;(Leggett and Harrington, 2021)&quot;,&quot;noteIndex&quot;:0},&quot;citationItems&quot;:[{&quot;id&quot;:9677,&quot;uris&quot;:[&quot;http://zotero.org/users/1913249/items/UTDFYGE4&quot;,[&quot;http://zotero.org/users/1913249/items/UTDFYGE4&quot;]],&quot;itemData&quot;:{&quot;id&quot;:9677,&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URL&quot;:&quot;https://doi.org/10.1080/13603116.2019.1609101&quot;,&quot;volume&quot;:&quot;25&quot;,&quot;author&quot;:[{&quot;family&quot;:&quot;Leggett&quot;,&quot;given&quot;:&quot;Grace&quot;},{&quot;family&quot;:&quot;Harrington&quot;,&quot;given&quot;:&quot;Ingrid&quot;}],&quot;accessed&quot;:{&quot;date-parts&quot;:[[&quot;2024&quot;,7,18]]},&quot;issued&quot;:{&quot;date-parts&quot;:[[&quot;2021&quot;,9,19]]},&quot;citation-key&quot;:&quot;leggett_impact_2021&quot;},&quot;prefix&quot;:&quot;&quot;,&quot;suffix&quot;:&quot;&quot;}],&quot;schema&quot;:&quot;https://github.com/citation-style-language/schema/raw/master/csl-citation.json&quot;} RNDvUmWv1H5pJ"/>(Leggett and Harrington, 2021)<text:reference-mark-end text:name="ZOTERO_ITEM CSL_CITATION {&quot;citationID&quot;:&quot;huhlfeho&quot;,&quot;properties&quot;:{&quot;formattedCitation&quot;:&quot;(Leggett and Harrington, 2021)&quot;,&quot;plainCitation&quot;:&quot;(Leggett and Harrington, 2021)&quot;,&quot;noteIndex&quot;:0},&quot;citationItems&quot;:[{&quot;id&quot;:9677,&quot;uris&quot;:[&quot;http://zotero.org/users/1913249/items/UTDFYGE4&quot;,[&quot;http://zotero.org/users/1913249/items/UTDFYGE4&quot;]],&quot;itemData&quot;:{&quot;id&quot;:9677,&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URL&quot;:&quot;https://doi.org/10.1080/13603116.2019.1609101&quot;,&quot;volume&quot;:&quot;25&quot;,&quot;author&quot;:[{&quot;family&quot;:&quot;Leggett&quot;,&quot;given&quot;:&quot;Grace&quot;},{&quot;family&quot;:&quot;Harrington&quot;,&quot;given&quot;:&quot;Ingrid&quot;}],&quot;accessed&quot;:{&quot;date-parts&quot;:[[&quot;2024&quot;,7,18]]},&quot;issued&quot;:{&quot;date-parts&quot;:[[&quot;2021&quot;,9,19]]},&quot;citation-key&quot;:&quot;leggett_impact_2021&quot;},&quot;prefix&quot;:&quot;&quot;,&quot;suffix&quot;:&quot;&quot;}],&quot;schema&quot;:&quot;https://github.com/citation-style-language/schema/raw/master/csl-citation.json&quot;} RNDvUmWv1H5pJ"/>, and the use of appropriate “learning scaffolds” <text:reference-mark-start text:name="ZOTERO_ITEM CSL_CITATION {&quot;citationID&quot;:&quot;jtjhgpgd&quot;,&quot;properties&quot;:{&quot;formattedCitation&quot;:&quot;(Kokotsaki et al., 2016:8)&quot;,&quot;plainCitation&quot;:&quot;(Kokotsaki et al., 2016:8)&quot;,&quot;noteIndex&quot;:0},&quot;citationItems&quot;:[{&quot;id&quot;:3629,&quot;uris&quot;:[&quot;http://zotero.org/users/1913249/items/XAHE5GYH&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locator&quot;:&quot; 8&quot;,&quot;prefix&quot;:&quot;&quot;}],&quot;schema&quot;:&quot;https://github.com/citation-style-language/schema/raw/master/csl-citation.json&quot;} RND3VAtsJLKSX"/>(Kokotsaki et al., 2016:8)<text:reference-mark-end text:name="ZOTERO_ITEM CSL_CITATION {&quot;citationID&quot;:&quot;jtjhgpgd&quot;,&quot;properties&quot;:{&quot;formattedCitation&quot;:&quot;(Kokotsaki et al., 2016:8)&quot;,&quot;plainCitation&quot;:&quot;(Kokotsaki et al., 2016:8)&quot;,&quot;noteIndex&quot;:0},&quot;citationItems&quot;:[{&quot;id&quot;:3629,&quot;uris&quot;:[&quot;http://zotero.org/users/1913249/items/XAHE5GYH&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locator&quot;:&quot; 8&quot;,&quot;prefix&quot;:&quot;&quot;}],&quot;schema&quot;:&quot;https://github.com/citation-style-language/schema/raw/master/csl-citation.json&quot;} RND3VAtsJLKSX"/>,</text:p>
      <text:p text:style-name="Text_20_body">The authours of the reviews above describe the constructivist base for PBL, highlighting the need of a learning environment and activities that allow for an active construction of knowledge by learners rather than one dominated by instruction. So how does this compare to activity theory interpretation of PBL? Certainly there is a strong alignment with how change or learning happens in both approaches, and the use of artefacts use in a community is key to both <text:reference-mark-start text:name="ZOTERO_ITEM CSL_CITATION {&quot;citationID&quot;:&quot;gutrzqtc&quot;,&quot;properties&quot;:{&quot;formattedCitation&quot;:&quot;(Hung and Wong, 2000; Gibbes and Carson, 2014)&quot;,&quot;plainCitation&quot;:&quot;(Hung and Wong, 2000; 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id&quot;:9682,&quot;uris&quot;:[&quot;http://zotero.org/users/1913249/items/KKSMVGEK&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uffix&quot;:&quot;&quot;}],&quot;schema&quot;:&quot;https://github.com/citation-style-language/schema/raw/master/csl-citation.json&quot;} RNDZDPX9mfyJI"/>(Hung and Wong, 2000; Gibbes and Carson, 2014)<text:reference-mark-end text:name="ZOTERO_ITEM CSL_CITATION {&quot;citationID&quot;:&quot;gutrzqtc&quot;,&quot;properties&quot;:{&quot;formattedCitation&quot;:&quot;(Hung and Wong, 2000; Gibbes and Carson, 2014)&quot;,&quot;plainCitation&quot;:&quot;(Hung and Wong, 2000; 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id&quot;:9682,&quot;uris&quot;:[&quot;http://zotero.org/users/1913249/items/KKSMVGEK&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uffix&quot;:&quot;&quot;}],&quot;schema&quot;:&quot;https://github.com/citation-style-language/schema/raw/master/csl-citation.json&quot;} RNDZDPX9mfyJI"/>.</text:p>
      <text:p text:style-name="Text_20_body">To align with the areas of this study, it is of value to examine PBL literature detailing structure and pedagogical approaches in the area of digital product production and language learning.</text:p>
      <text:p text:style-name="Text_20_body">Gibbes et al’s review of PBL in language learning from an activity theory perspective provides good foundational material for this study <text:reference-mark-start text:name="ZOTERO_ITEM CSL_CITATION {&quot;citationID&quot;:&quot;ezfxdzbw&quot;,&quot;properties&quot;:{&quot;formattedCitation&quot;:&quot;(Gibbes and Carson, 2014)&quot;,&quot;plainCitation&quot;:&quot;(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schema&quot;:&quot;https://github.com/citation-style-language/schema/raw/master/csl-citation.json&quot;} RNDPouCdnD2LS"/>(Gibbes and Carson, 2014)<text:reference-mark-end text:name="ZOTERO_ITEM CSL_CITATION {&quot;citationID&quot;:&quot;ezfxdzbw&quot;,&quot;properties&quot;:{&quot;formattedCitation&quot;:&quot;(Gibbes and Carson, 2014)&quot;,&quot;plainCitation&quot;:&quot;(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schema&quot;:&quot;https://github.com/citation-style-language/schema/raw/master/csl-citation.json&quot;} RNDPouCdnD2LS"/>.</text:p>
      <text:p text:style-name="Text_20_body">Research in the area of digital media production using a PBL methodology exists ADD DETAILS HERE.</text:p>
      <text:p text:style-name="Text_20_body">Given then broad benefits of PBL to make media, and returning to the claims around Kafai on constructionist games, it invites the question, is there anything particularly special about the use <text:soft-page-break/>of games as a project?</text:p>
      <text:h text:style-name="Heading_20_4" text:outline-level="4"><text:bookmark-start text:name="how-games-are-special"/>How games are special<text:bookmark-end text:name="how-games-are-special"/></text:h>
      <text:p text:style-name="First_20_paragraph">While, the reviews of studies are convincing of the benefits of making games for diverse educational purposes, they are limited in the extent to which they explore how game making is special or different from digital making as a project-based approach.</text:p>
      <text:p text:style-name="Text_20_body">It is helpful a this point to align these PBL guidelines with underlying activity theory concepts and illustration in similar research</text:p>
      <text:list text:style-name="L32">
        <text:list-item>
          <text:p text:style-name="P36">Pair programming as guided participation - in Rogoff and …?</text:p>
        </text:list-item>
      </text:list>
      <text:p text:style-name="First_20_paragraph">There are particular benefits of the use of games as a target media artefact to create.</text:p>
      <text:p text:style-name="Text_20_body">A strength of the use of games in leaning aligns with a playful approach which can have significant benefits for nurturing a positive attitude of participants <text:reference-mark-start text:name="ZOTERO_ITEM CSL_CITATION {&quot;citationID&quot;:&quot;oplrcnth&quot;,&quot;properties&quot;:{&quot;formattedCitation&quot;:&quot;(Klopfer et al., 2009)&quot;,&quot;plainCitation&quot;:&quot;(Klopfer et al., 2009)&quot;,&quot;noteIndex&quot;:0},&quot;citationItems&quot;:[{&quot;id&quot;:1570,&quot;uris&quot;:[&quot;http://zotero.org/users/1913249/items/42QTGIQD&quot;,[&quot;http://zotero.org/users/1913249/items/42QTGIQD&quot;]],&quot;itemData&quot;:{&quot;id&quot;:1570,&quot;type&quot;:&quot;article-journal&quot;,&quot;container-title&quot;:&quot;Cambridge, MA: The Education Arcade&quot;,&quot;source&quot;:&quot;Google Scholar&quot;,&quot;title&quot;:&quot;Moving learning games forward&quot;,&quot;URL&quot;:&quot;http://citeseerx.ist.psu.edu/viewdoc/download?doi=10.1.1.687.5017&amp;rep=rep1&amp;type=pdf&quot;,&quot;author&quot;:[{&quot;family&quot;:&quot;Klopfer&quot;,&quot;given&quot;:&quot;Eric&quot;},{&quot;family&quot;:&quot;Osterweil&quot;,&quot;given&quot;:&quot;Scot&quot;},{&quot;family&quot;:&quot;Salen&quot;,&quot;given&quot;:&quot;Katie&quot;},{&quot;literal&quot;:&quot;others&quot;}],&quot;accessed&quot;:{&quot;date-parts&quot;:[[&quot;2017&quot;,5,3]]},&quot;issued&quot;:{&quot;date-parts&quot;:[[&quot;2009&quot;]]},&quot;citation-key&quot;:&quot;klopfer_moving_2009&quot;},&quot;prefix&quot;:&quot;&quot;,&quot;suffix&quot;:&quot;&quot;}],&quot;schema&quot;:&quot;https://github.com/citation-style-language/schema/raw/master/csl-citation.json&quot;} RNDrZ0WdCpc0f"/>(Klopfer et al., 2009)<text:reference-mark-end text:name="ZOTERO_ITEM CSL_CITATION {&quot;citationID&quot;:&quot;oplrcnth&quot;,&quot;properties&quot;:{&quot;formattedCitation&quot;:&quot;(Klopfer et al., 2009)&quot;,&quot;plainCitation&quot;:&quot;(Klopfer et al., 2009)&quot;,&quot;noteIndex&quot;:0},&quot;citationItems&quot;:[{&quot;id&quot;:1570,&quot;uris&quot;:[&quot;http://zotero.org/users/1913249/items/42QTGIQD&quot;,[&quot;http://zotero.org/users/1913249/items/42QTGIQD&quot;]],&quot;itemData&quot;:{&quot;id&quot;:1570,&quot;type&quot;:&quot;article-journal&quot;,&quot;container-title&quot;:&quot;Cambridge, MA: The Education Arcade&quot;,&quot;source&quot;:&quot;Google Scholar&quot;,&quot;title&quot;:&quot;Moving learning games forward&quot;,&quot;URL&quot;:&quot;http://citeseerx.ist.psu.edu/viewdoc/download?doi=10.1.1.687.5017&amp;rep=rep1&amp;type=pdf&quot;,&quot;author&quot;:[{&quot;family&quot;:&quot;Klopfer&quot;,&quot;given&quot;:&quot;Eric&quot;},{&quot;family&quot;:&quot;Osterweil&quot;,&quot;given&quot;:&quot;Scot&quot;},{&quot;family&quot;:&quot;Salen&quot;,&quot;given&quot;:&quot;Katie&quot;},{&quot;literal&quot;:&quot;others&quot;}],&quot;accessed&quot;:{&quot;date-parts&quot;:[[&quot;2017&quot;,5,3]]},&quot;issued&quot;:{&quot;date-parts&quot;:[[&quot;2009&quot;]]},&quot;citation-key&quot;:&quot;klopfer_moving_2009&quot;},&quot;prefix&quot;:&quot;&quot;,&quot;suffix&quot;:&quot;&quot;}],&quot;schema&quot;:&quot;https://github.com/citation-style-language/schema/raw/master/csl-citation.json&quot;} RNDrZ0WdCpc0f"/></text:p>
      <text:p text:style-name="Text_20_body">These exceptions address particular aspects of the affordences and other opportunities that games re</text:p>
      <text:list text:style-name="L33">
        <text:list-item>
          <text:p text:style-name="P37">GSM to explore systems thinking in particular</text:p>
        </text:list-item>
        <text:list-item>
          <text:p text:style-name="P37">Pair programming,</text:p>
        </text:list-item>
      </text:list>
      <text:h text:style-name="Heading_20_3" text:outline-level="3"><text:bookmark-start text:name="limits-and-critiques-of-constructionist-game-making"/>Limits and critiques of constructionist game making<text:bookmark-end text:name="limits-and-critiques-of-constructionist-game-making"/></text:h>
      <text:p text:style-name="First_20_paragraph">This alignment of approach also extends to some of the limits of PBL approach. The critique of PBL as ‘pure discovery’ learning is often misjudged, missing some of the less visible scaffolds often in place to support learner to access learning, and to reflect on learning that has taken place. However, the range of applications of PBL creates significant challenges in communicating the types and specific details of appropriate scaffolding. The situated nature of the learning makes representation of practice difficult.</text:p>
      <text:p text:style-name="Text_20_body">While some of the studies outlined above do mention scaffolding in place, many do not. FIND RELEVANT RESEARCH HERE ON PBL AND SCAFFOLDING.</text:p>
      <text:p text:style-name="Text_20_body">In their review and a critique constructionist approaches to game making, Thumlert et al agree with the potential of a constructionist approach to develop 21st century skills, but also caution against the potential subsuming of a constructionist approach into instruction-based approaches limited to curricular concerns <text:reference-mark-start text:name="ZOTERO_ITEM CSL_CITATION {&quot;citationID&quot;:&quot;vztxzrme&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mRmE0yU7GM"/>(Thumlert et al., 2018)<text:reference-mark-end text:name="ZOTERO_ITEM CSL_CITATION {&quot;citationID&quot;:&quot;vztxzrme&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mRmE0yU7GM"/>.</text:p>
      <text:p text:style-name="Text_20_body">It behoves us to revisit the purpose of game making. Critics <text:reference-mark-start text:name="ZOTERO_ITEM CSL_CITATION {&quot;citationID&quot;:&quot;gbqfqnzh&quot;,&quot;properties&quot;:{&quot;formattedCitation&quot;:&quot;(Vossoughi et al., 2016; Thumlert et al., 2018)&quot;,&quot;plainCitation&quot;:&quot;(Vossoughi et al., 2016; 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62xS3H1n0e"/>(Vossoughi et al., 2016; Thumlert et al., 2018)<text:reference-mark-end text:name="ZOTERO_ITEM CSL_CITATION {&quot;citationID&quot;:&quot;gbqfqnzh&quot;,&quot;properties&quot;:{&quot;formattedCitation&quot;:&quot;(Vossoughi et al., 2016; Thumlert et al., 2018)&quot;,&quot;plainCitation&quot;:&quot;(Vossoughi et al., 2016; 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62xS3H1n0e"/> , position a constructionist approach as implicitly favouring the following: coding to progress to join the computer programming industry, developing a deeper understanding of curricular concepts, and develop employability (21st Century) skills in young people. Thumlert cautions against the appropriation of such skills as “creativity and ‘design thinking’ are similarly colonized by market-driven agendas and discourses.”<text:reference-mark-start text:name="ZOTERO_ITEM CSL_CITATION {&quot;citationID&quot;:&quot;aipvgrmm&quot;,&quot;properties&quot;:{&quot;formattedCitation&quot;:&quot;(Thumlert et al., 2018:4)&quot;,&quot;plainCitation&quot;:&quot;(Thumlert et al., 2018:4)&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prefix&quot;:&quot;&quot;}],&quot;schema&quot;:&quot;https://github.com/citation-style-language/schema/raw/master/csl-citation.json&quot;} RNDEmRzTj2yCc"/>(Thumlert et al., 2018:4)<text:reference-mark-end text:name="ZOTERO_ITEM CSL_CITATION {&quot;citationID&quot;:&quot;aipvgrmm&quot;,&quot;properties&quot;:{&quot;formattedCitation&quot;:&quot;(Thumlert et al., 2018:4)&quot;,&quot;plainCitation&quot;:&quot;(Thumlert et al., 2018:4)&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prefix&quot;:&quot;&quot;}],&quot;schema&quot;:&quot;https://github.com/citation-style-language/schema/raw/master/csl-citation.json&quot;} RNDEmRzTj2yCc"/>, rather than being mobilised for critical and emancipatory reasons.</text:p>
      <text:p text:style-name="Text_20_body"><text:soft-page-break/>It is important, in the interests of balance, to separate out some of the positives from the limits here. The school has done good work (tools, design principles) that can be built on.</text:p>
      <text:p text:style-name="Text_20_body"><text:span text:style-name="T3">Returning to developing Computational Fluency</text:span> PERHAPS NOT - MORE OF A BRIDGE TO NEXT SECTION PERHAPS</text:p>
      <text:p text:style-name="Text_20_body">To refocus this review, let’s return to focus of computational fluency as the focus for one of the research questions. Why choose this concept rather that broader 21 Century skills?</text:p>
      <text:p text:style-name="Text_20_body">In their project-based intervention, Girls Creating Games, Denner and Werner focused on pair programming of games to develop IT fluency, contrasting it to IT literacy <text:reference-mark-start text:name="ZOTERO_ITEM CSL_CITATION {&quot;citationID&quot;:&quot;epqsitfx&quot;,&quot;properties&quot;:{&quot;formattedCitation&quot;:&quot;(Werner et al., 2005)&quot;,&quot;plainCitation&quot;:&quot;(Werner et al., 2005)&quot;,&quot;noteIndex&quot;:0},&quot;citationItems&quot;:[{&quot;id&quot;:9686,&quot;uris&quot;:[&quot;http://zotero.org/users/1913249/items/S8RMM4LC&quot;,[&quot;http://zotero.org/users/1913249/items/S8RMM4LC&quot;]],&quot;itemData&quot;:{&quot;id&quot;:9686,&quot;type&quot;:&quot;paper-conference&quot;,&quot;abstract&quot;:&quot;In this paper we describe an after-school program that aims to develop information technology (IT) fluency by teaching middle school girls to make computer games. We focus on IT fluency rather than IT literacy because to participate in the current and future world of technology, students must develop fluency in three kinds of IT knowledge: contemporary skills, fundamental concepts, and intellectual capabilities rather than just literacy skills. The acquisition of fluency is more likely to happen in the context of a program like ours because of its emphasis on projectbased work and a collaborative learning environment utilizing pair programming. The details of how IT fluency knowledge was acquired in the game programming part of our program are published elsewhere, so we only summarize those results here. The focus of this paper is on how participants have made substantial strides toward IT fluency due to aspects of our program as a whole. In this paper we provide many examples of how our program leads to IT fluency by addressing not just contemporary IT skills, but also intellectual capabilities and fundamental IT concepts.&quot;,&quot;container-title&quot;:&quot;Proceedings of the 6th conference on Information technology education&quot;,&quot;DOI&quot;:&quot;10.1145/1095714.1095784&quot;,&quot;event-place&quot;:&quot;Newark NJ USA&quot;,&quot;event-title&quot;:&quot;SIGITE05: ACM Special Interest Group for Information Technology Education Conference 2005&quot;,&quot;ISBN&quot;:&quot;978-1-59593-252-5&quot;,&quot;language&quot;:&quot;en&quot;,&quot;page&quot;:&quot;301-305&quot;,&quot;publisher&quot;:&quot;ACM&quot;,&quot;publisher-place&quot;:&quot;Newark NJ USA&quot;,&quot;source&quot;:&quot;DOI.org (Crossref)&quot;,&quot;title&quot;:&quot;Middle school girls + games programming = information technology fluency&quot;,&quot;URL&quot;:&quot;https://dl.acm.org/doi/10.1145/1095714.1095784&quot;,&quot;author&quot;:[{&quot;family&quot;:&quot;Werner&quot;,&quot;given&quot;:&quot;Linda L.&quot;},{&quot;family&quot;:&quot;Campe&quot;,&quot;given&quot;:&quot;Shannon&quot;},{&quot;family&quot;:&quot;Denner&quot;,&quot;given&quot;:&quot;Jill&quot;}],&quot;accessed&quot;:{&quot;date-parts&quot;:[[&quot;2024&quot;,7,19]]},&quot;issued&quot;:{&quot;date-parts&quot;:[[&quot;2005&quot;,10,20]]},&quot;citation-key&quot;:&quot;werner_middle_2005-1&quot;},&quot;prefix&quot;:&quot;&quot;,&quot;suffix&quot;:&quot;&quot;}],&quot;schema&quot;:&quot;https://github.com/citation-style-language/schema/raw/master/csl-citation.json&quot;} RNDHBhbThmPjF"/>(Werner et al., 2005)<text:reference-mark-end text:name="ZOTERO_ITEM CSL_CITATION {&quot;citationID&quot;:&quot;epqsitfx&quot;,&quot;properties&quot;:{&quot;formattedCitation&quot;:&quot;(Werner et al., 2005)&quot;,&quot;plainCitation&quot;:&quot;(Werner et al., 2005)&quot;,&quot;noteIndex&quot;:0},&quot;citationItems&quot;:[{&quot;id&quot;:9686,&quot;uris&quot;:[&quot;http://zotero.org/users/1913249/items/S8RMM4LC&quot;,[&quot;http://zotero.org/users/1913249/items/S8RMM4LC&quot;]],&quot;itemData&quot;:{&quot;id&quot;:9686,&quot;type&quot;:&quot;paper-conference&quot;,&quot;abstract&quot;:&quot;In this paper we describe an after-school program that aims to develop information technology (IT) fluency by teaching middle school girls to make computer games. We focus on IT fluency rather than IT literacy because to participate in the current and future world of technology, students must develop fluency in three kinds of IT knowledge: contemporary skills, fundamental concepts, and intellectual capabilities rather than just literacy skills. The acquisition of fluency is more likely to happen in the context of a program like ours because of its emphasis on projectbased work and a collaborative learning environment utilizing pair programming. The details of how IT fluency knowledge was acquired in the game programming part of our program are published elsewhere, so we only summarize those results here. The focus of this paper is on how participants have made substantial strides toward IT fluency due to aspects of our program as a whole. In this paper we provide many examples of how our program leads to IT fluency by addressing not just contemporary IT skills, but also intellectual capabilities and fundamental IT concepts.&quot;,&quot;container-title&quot;:&quot;Proceedings of the 6th conference on Information technology education&quot;,&quot;DOI&quot;:&quot;10.1145/1095714.1095784&quot;,&quot;event-place&quot;:&quot;Newark NJ USA&quot;,&quot;event-title&quot;:&quot;SIGITE05: ACM Special Interest Group for Information Technology Education Conference 2005&quot;,&quot;ISBN&quot;:&quot;978-1-59593-252-5&quot;,&quot;language&quot;:&quot;en&quot;,&quot;page&quot;:&quot;301-305&quot;,&quot;publisher&quot;:&quot;ACM&quot;,&quot;publisher-place&quot;:&quot;Newark NJ USA&quot;,&quot;source&quot;:&quot;DOI.org (Crossref)&quot;,&quot;title&quot;:&quot;Middle school girls + games programming = information technology fluency&quot;,&quot;URL&quot;:&quot;https://dl.acm.org/doi/10.1145/1095714.1095784&quot;,&quot;author&quot;:[{&quot;family&quot;:&quot;Werner&quot;,&quot;given&quot;:&quot;Linda L.&quot;},{&quot;family&quot;:&quot;Campe&quot;,&quot;given&quot;:&quot;Shannon&quot;},{&quot;family&quot;:&quot;Denner&quot;,&quot;given&quot;:&quot;Jill&quot;}],&quot;accessed&quot;:{&quot;date-parts&quot;:[[&quot;2024&quot;,7,19]]},&quot;issued&quot;:{&quot;date-parts&quot;:[[&quot;2005&quot;,10,20]]},&quot;citation-key&quot;:&quot;werner_middle_2005-1&quot;},&quot;prefix&quot;:&quot;&quot;,&quot;suffix&quot;:&quot;&quot;}],&quot;schema&quot;:&quot;https://github.com/citation-style-language/schema/raw/master/csl-citation.json&quot;} RNDHBhbThmPjF"/></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h text:style-name="Heading_20_3" text:outline-level="3"><text:bookmark-start text:name="home-eduction-contextual-factors-relevant-to-this-study"/>Home eduction contextual factors relevant to this study<text:bookmark-end text:name="home-eduction-contextual-factors-relevant-to-this-study"/></text:h>
      <text:p text:style-name="First_20_paragraph">The processes and motivations driving of home education are varied <text:reference-mark-start text:name="ZOTERO_ITEM CSL_CITATION {&quot;citationID&quot;:&quot;joprhuhi&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NQqYS48WuF"/>(Fensham-Smith, 2021)<text:reference-mark-end text:name="ZOTERO_ITEM CSL_CITATION {&quot;citationID&quot;:&quot;joprhuhi&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NQqYS48WuF"/>. Two broad streams are sometimes framed as pedagogy and ideology <text:reference-mark-start text:name="ZOTERO_ITEM CSL_CITATION {&quot;citationID&quot;:&quot;sdrjuyx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Bmgw8TPDUp"/>(Galen and Pitman, 1991)<text:reference-mark-end text:name="ZOTERO_ITEM CSL_CITATION {&quot;citationID&quot;:&quot;sdrjuyx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Bmgw8TPDUp"/> <text:reference-mark-start text:name="ZOTERO_ITEM CSL_CITATION {&quot;citationID&quot;:&quot;hwmmwmhe&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v7713VdIkB"/>(Rothermel, 2003)<text:reference-mark-end text:name="ZOTERO_ITEM CSL_CITATION {&quot;citationID&quot;:&quot;hwmmwmhe&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v7713VdIkB"/>. In terms of pedagogy, popular concepts in home ed circles include unschooling and deschooling. Holt’s concept of unschooling <text:reference-mark-start text:name="ZOTERO_ITEM CSL_CITATION {&quot;citationID&quot;:&quot;ddjiyxq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4ine6Arcap"/>(Gray and Riley, 2013)<text:reference-mark-end text:name="ZOTERO_ITEM CSL_CITATION {&quot;citationID&quot;:&quot;ddjiyxq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4ine6Arcap"/>, highlights the value facilitating learning around of the process of drawing out interests of children in everyday activities. Illich’s work around deschooling promotes an idea of webs of learning. Instead of one educational site as the font of all knowledge, learners access learning experiences in varied contexts based on their interests and needs <text:reference-mark-start text:name="ZOTERO_ITEM CSL_CITATION {&quot;citationID&quot;:&quot;qjhiclyp&quot;,&quot;properties&quot;:{&quot;formattedCitation&quot;:&quot;(Illich, 1971)&quot;,&quot;plainCitation&quot;:&quot;(Illich, 1971)&quot;,&quot;noteIndex&quot;:0},&quot;citationItems&quot;:[{&quot;id&quot;:1115,&quot;uris&quot;:[&quot;http://zotero.org/users/1913249/items/6IH2ZXKT&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uffix&quot;:&quot;&quot;}],&quot;schema&quot;:&quot;https://github.com/citation-style-language/schema/raw/master/csl-citation.json&quot;} RNDLazQCyLQ5d"/>(Illich, 1971)<text:reference-mark-end text:name="ZOTERO_ITEM CSL_CITATION {&quot;citationID&quot;:&quot;qjhiclyp&quot;,&quot;properties&quot;:{&quot;formattedCitation&quot;:&quot;(Illich, 1971)&quot;,&quot;plainCitation&quot;:&quot;(Illich, 1971)&quot;,&quot;noteIndex&quot;:0},&quot;citationItems&quot;:[{&quot;id&quot;:1115,&quot;uris&quot;:[&quot;http://zotero.org/users/1913249/items/6IH2ZXKT&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uffix&quot;:&quot;&quot;}],&quot;schema&quot;:&quot;https://github.com/citation-style-language/schema/raw/master/csl-citation.json&quot;} RNDLazQCyLQ5d"/>. Many home educating families are active in identifying networks to tap into <text:reference-mark-start text:name="ZOTERO_ITEM CSL_CITATION {&quot;citationID&quot;:&quot;lvkgisqz&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FgvQlKvDDu"/>(Doroudi and Ahmad, 2023)<text:reference-mark-end text:name="ZOTERO_ITEM CSL_CITATION {&quot;citationID&quot;:&quot;lvkgisqz&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FgvQlKvDDu"/> using friendship and social networking groups and email to share opportunities and collaborate on learning activities.</text:p>
      <text:h text:style-name="Heading_20_3" text:outline-level="3"><text:bookmark-start text:name="defining-informal"/>Defining informal<text:bookmark-end text:name="defining-informal"/></text:h>
      <text:p text:style-name="First_20_paragraph">While definitions of informal education are complex, the term generally refers to learning that occurs outside a traditional school environment <text:reference-mark-start text:name="ZOTERO_ITEM CSL_CITATION {&quot;citationID&quot;:&quot;sblzsfmw&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8TdXMOUQ1p"/>(Sefton-Green and Erstad, 2012)<text:reference-mark-end text:name="ZOTERO_ITEM CSL_CITATION {&quot;citationID&quot;:&quot;sblzsfmw&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8TdXMOUQ1p"/>. However, as Sefton-Green (<text:span text:style-name="T3">sefton-green_literature_2004?</text:span>) notes, formally structured learning can take place in informal settings, and vice-versa. Others writers <text:reference-mark-start text:name="ZOTERO_ITEM CSL_CITATION {&quot;citationID&quot;:&quot;jhxmepnq&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N7AGTybsjl"/>(Eshach, 2007:173; Werquin, 2009)<text:reference-mark-end text:name="ZOTERO_ITEM CSL_CITATION {&quot;citationID&quot;:&quot;jhxmepnq&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N7AGTybsjl"/>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h text:style-name="Heading_20_3" text:outline-level="3"><text:bookmark-start text:name="game-and-media-making-in-informal-communities"/>Game and media making in informal communities<text:bookmark-end text:name="game-and-media-making-in-informal-communities"/></text:h>
      <text:p text:style-name="First_20_paragraph">Researcher Ito’s ethnographic approach to studies of digital use and creativity in the home (<text:span text:style-name="T3">ito_connected_2013-1?</text:span>; <text:span text:style-name="T3">ito_hanging_2010?</text:span>; <text:span text:style-name="T3">ito_living_2009?</text:span>), surfaced the value of <text:soft-page-break/>informal playing around with games. Gee frames the informal, often online communities as affinity spaces <text:reference-mark-start text:name="ZOTERO_ITEM CSL_CITATION {&quot;citationID&quot;:&quot;uqviffpc&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TaXEsKlLyQ"/>(Gee, 2004)<text:reference-mark-end text:name="ZOTERO_ITEM CSL_CITATION {&quot;citationID&quot;:&quot;uqviffpc&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TaXEsKlLyQ"/> and the activities and culture created around games as metagaming, examining how shared discourses and emerging identities develop within these spaces. The work of the these scholars is well represented in a broad pedagogical approach described as Connected Learning <text:reference-mark-start text:name="ZOTERO_ITEM CSL_CITATION {&quot;citationID&quot;:&quot;eoajjhtg&quot;,&quot;properties&quot;:{&quot;formattedCitation&quot;:&quot;(Ito et al., 2013)&quot;,&quot;plainCitation&quot;:&quot;(Ito et al., 2013)&quot;,&quot;noteIndex&quot;:0},&quot;citationItems&quot;:[{&quot;id&quot;:9654,&quot;uris&quot;:[&quot;http://zotero.org/users/1913249/items/4ULZ9S6U&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hC79j24IQi"/>(Ito et al., 2013)<text:reference-mark-end text:name="ZOTERO_ITEM CSL_CITATION {&quot;citationID&quot;:&quot;eoajjhtg&quot;,&quot;properties&quot;:{&quot;formattedCitation&quot;:&quot;(Ito et al., 2013)&quot;,&quot;plainCitation&quot;:&quot;(Ito et al., 2013)&quot;,&quot;noteIndex&quot;:0},&quot;citationItems&quot;:[{&quot;id&quot;:9654,&quot;uris&quot;:[&quot;http://zotero.org/users/1913249/items/4ULZ9S6U&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hC79j24IQi"/>. This book connects the ethos of varied case studies and design approaches, to the sociocultural approach of viewing learning as embedded within social and cultural contexts.</text:p>
      <text:h text:style-name="Heading_20_2" text:outline-level="2"><text:bookmark-start text:name="barriers-to-participation-in-game-making"/>Barriers to participation in game making<text:bookmark-end text:name="barriers-to-participation-in-game-making"/></text:h>
      <text:h text:style-name="Heading_20_3" text:outline-level="3"><text:bookmark-start text:name="barriers-linked-to-identity-and-values"/>Barriers linked to identity and values<text:bookmark-end text:name="barriers-linked-to-identity-and-values"/></text:h>
      <text:p text:style-name="First_20_paragraph">A key advantage of viewing the domain from a contextual point of view is allowing a more nuanced exploration of the motivations for participating or not participating in game making. There is a danger that lack of participation in computer science can be viewed from a deficit perspective, e.g. what skills or confidence to students lack. Studies from a sociocultural perspective allow for a deeper exploration of interests, values, and practices from outside of the immediate learning environment. In their critique of digital making cultures, Vossoughi et al <text:reference-mark-start text:name="ZOTERO_ITEM CSL_CITATION {&quot;citationID&quot;:&quot;vqqnkjsu&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DD1IMwrscw"/>(2016)<text:reference-mark-end text:name="ZOTERO_ITEM CSL_CITATION {&quot;citationID&quot;:&quot;vqqnkjsu&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DD1IMwrscw"/> stress the need to explore and incorporate not only the values of but also cultural experiences of working-class students and students of colour into the making process.</text:p>
      <text:p text:style-name="Text_20_body">Margolis et al [(<text:span text:style-name="T3">margolis_stuck_2008?</text:span>);] outlined barriers causing a race gap in participation and achievement in computing in a US context; specifically, feelings of isolation, less access to computing opportunities, and lack of social support. In a game testers programme, DiSalvo and colleagues investigated these barriers in the context of interest in computer games be used to motivate access to computing education <text:reference-mark-start text:name="ZOTERO_ITEM CSL_CITATION {&quot;citationID&quot;:&quot;wqixeenv&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nY72pPZD6S"/>(DiSalvo et al., 2008, 2009, 2014)<text:reference-mark-end text:name="ZOTERO_ITEM CSL_CITATION {&quot;citationID&quot;:&quot;wqixeenv&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nY72pPZD6S"/>. The results highlighted that activities should be not only interesting but also align to the underlying values of the program’s young, African American males.</text:p>
      <text:p text:style-name="Text_20_body">Addressing gender-based barriers to participation, Papert and Turkle <text:reference-mark-start text:name="ZOTERO_ITEM CSL_CITATION {&quot;citationID&quot;:&quot;yoymoyuv&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3anZuQnCB2"/>(Papert and Turkle, 1990)<text:reference-mark-end text:name="ZOTERO_ITEM CSL_CITATION {&quot;citationID&quot;:&quot;yoymoyuv&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3anZuQnCB2"/> identified some girls’ alienation with abstract approaches to computing. They highlighted the need for diversity of teaching and learning styles to address issues surrounding the early socialisation of women and girls to value personal and concrete styles of working. Denner and colleagues<text:reference-mark-start text:name="ZOTERO_ITEM CSL_CITATION {&quot;citationID&quot;:&quot;ugpmeuww&quot;,&quot;properties&quot;:{&quot;formattedCitation&quot;:&quot;(Denner and Campe, 2008; Denner, Ortiz, et al., 2014)&quot;,&quot;plainCitation&quot;:&quot;(Denner and Campe, 2008; Denner, Ortiz, et al., 2014)&quot;,&quot;noteIndex&quot;:0},&quot;citationItems&quot;:[{&quot;id&quot;:2676,&quot;uris&quot;:[&quot;http://zotero.org/users/1913249/items/HF2UTF38&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4F2Na3IClp"/>(Denner and Campe, 2008; Denner, Ortiz, et al., 2014)<text:reference-mark-end text:name="ZOTERO_ITEM CSL_CITATION {&quot;citationID&quot;:&quot;ugpmeuww&quot;,&quot;properties&quot;:{&quot;formattedCitation&quot;:&quot;(Denner and Campe, 2008; Denner, Ortiz, et al., 2014)&quot;,&quot;plainCitation&quot;:&quot;(Denner and Campe, 2008; Denner, Ortiz, et al., 2014)&quot;,&quot;noteIndex&quot;:0},&quot;citationItems&quot;:[{&quot;id&quot;:2676,&quot;uris&quot;:[&quot;http://zotero.org/users/1913249/items/HF2UTF38&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4F2Na3IClp"/>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citationID&quot;:&quot;nvncmnbv&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BQ5ReqiLUz"/>(Pelletier, 2008)<text:reference-mark-end text:name="ZOTERO_ITEM CSL_CITATION {&quot;citationID&quot;:&quot;nvncmnbv&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BQ5ReqiLUz"/>. Kafai and Burke <text:reference-mark-start text:name="ZOTERO_ITEM CSL_CITATION {&quot;citationID&quot;:&quot;vplmzbbq&quot;,&quot;properties&quot;:{&quot;formattedCitation&quot;:&quot;(Kafai and Burke, 2014a)&quot;,&quot;plainCitation&quot;:&quot;(Kafai and Burke, 2014a)&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UXgiaWFCal"/>(Kafai and Burke, 2014a)<text:reference-mark-end text:name="ZOTERO_ITEM CSL_CITATION {&quot;citationID&quot;:&quot;vplmzbbq&quot;,&quot;properties&quot;:{&quot;formattedCitation&quot;:&quot;(Kafai and Burke, 2014a)&quot;,&quot;plainCitation&quot;:&quot;(Kafai and Burke, 2014a)&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UXgiaWFCal"/> address the issues of gender identities within game design by advocating the creation of new communities and learning environments which align with values of participants rather than trying to lure girls in to existing, male-gendered spaces. Similarly Buechley et al <text:reference-mark-start text:name="ZOTERO_ITEM CSL_CITATION {&quot;citationID&quot;:&quot;yxtinfmy&quot;,&quot;properties&quot;:{&quot;formattedCitation&quot;:&quot;(Buechley et al., 2008:431)&quot;,&quot;plainCitation&quot;:&quot;(Buechley et al., 2008:431)&quot;,&quot;noteIndex&quot;:0},&quot;citationItems&quot;:[{&quot;id&quot;:9629,&quot;uris&quot;:[&quot;http://zotero.org/users/1913249/items/DZ9J8VZZ&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1rLvafg1vc"/>(Buechley et al., 2008:431)<text:reference-mark-end text:name="ZOTERO_ITEM CSL_CITATION {&quot;citationID&quot;:&quot;yxtinfmy&quot;,&quot;properties&quot;:{&quot;formattedCitation&quot;:&quot;(Buechley et al., 2008:431)&quot;,&quot;plainCitation&quot;:&quot;(Buechley et al., 2008:431)&quot;,&quot;noteIndex&quot;:0},&quot;citationItems&quot;:[{&quot;id&quot;:9629,&quot;uris&quot;:[&quot;http://zotero.org/users/1913249/items/DZ9J8VZZ&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1rLvafg1vc"/> ask “how can we integrate computer science with activities and communities that girls and women are already engaged in?”,</text:p>
      <text:h text:style-name="Heading_20_3" text:outline-level="3"><text:bookmark-start text:name="technical-barriers--"/><text:soft-page-break/>Technical barriers -<text:bookmark-end text:name="technical-barriers--"/></text:h>
      <text:p text:style-name="First_20_paragraph">Techie stuff - perhaps in intro? Or signpost to start of Chapter 4.</text:p>
      <text:h text:style-name="Heading_20_4" text:outline-level="4"><text:bookmark-start text:name="difficulty-of-computer-programming-via-coding"/>Difficulty of computer programming via coding<text:bookmark-end text:name="difficulty-of-computer-programming-via-coding"/></text:h>
      <text:p text:style-name="P4">Summary here <text:reference-mark-start text:name="ZOTERO_ITEM CSL_CITATION {&quot;citationID&quot;:&quot;zikooqem&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28pIukUjwm"/>(Gomes and Mendes, 2007)<text:reference-mark-end text:name="ZOTERO_ITEM CSL_CITATION {&quot;citationID&quot;:&quot;zikooqem&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28pIukUjwm"/> <text:reference-mark-start text:name="ZOTERO_ITEM CSL_CITATION {&quot;citationID&quot;:&quot;prpbooga&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n1DrBkMnVM"/><text:span text:style-name="T8">(João et al., 2019)</text:span><text:reference-mark-end text:name="ZOTERO_ITEM CSL_CITATION {&quot;citationID&quot;:&quot;prpbooga&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n1DrBkMnVM"/>. and here</text:p>
      <text:p text:style-name="Preformatted_20_Text">&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P4">In particular, the dilemma between more authentic languages and block based approaches <text:reference-mark-start text:name="ZOTERO_ITEM CSL_CITATION {&quot;citationID&quot;:&quot;uqzehwjx&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80xuwciXb6"/><text:span text:style-name="T8">(João et al., 2019)</text:span><text:reference-mark-end text:name="ZOTERO_ITEM CSL_CITATION {&quot;citationID&quot;:&quot;uqzehwjx&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80xuwciXb6"/>.</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D&quot;:&quot;hefqedfy&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RtGVTCqohl"/>(Gomes and Mendes, 2007)<text:reference-mark-end text:name="ZOTERO_ITEM CSL_CITATION {&quot;citationID&quot;:&quot;hefqedfy&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RtGVTCqohl"/></text:p>
      <text:p text:style-name="Text_20_body">Issues of needing levels of abstraction in learning programming <text:reference-mark-start text:name="ZOTERO_ITEM CSL_CITATION {&quot;citationID&quot;:&quot;mlhgxoea&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9VdFti21vP"/>(Gomes and Mendes, 2007)<text:reference-mark-end text:name="ZOTERO_ITEM CSL_CITATION {&quot;citationID&quot;:&quot;mlhgxoea&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9VdFti21vP"/>.</text:p>
      <text:p text:style-name="Text_20_body">Addressing technical barriers <text:span text:style-name="T2">Specialist coding tools and computational kits</text:span></text:p>
      <text:p text:style-name="Text_20_body">There may software and hardware kits aimed at novice coders and in particular younger audience <text:reference-mark-start text:name="ZOTERO_ITEM CSL_CITATION {&quot;citationID&quot;:&quot;ixqibtus&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xflXQhTs8h"/>(Yu and Roque, 2018)<text:reference-mark-end text:name="ZOTERO_ITEM CSL_CITATION {&quot;citationID&quot;:&quot;ixqibtus&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xflXQhTs8h"/>.</text:p>
      <text:p text:style-name="P38">The use of non-coding tools to make games</text:p>
      <text:p text:style-name="Text_20_body">To address</text:p>
      <text:p text:style-name="Text_20_body">GSM Unity Game Maker</text:p>
      <text:h text:style-name="Heading_20_3" text:outline-level="3"><text:bookmark-start text:name="other-barriers-to-making-games"/>Other barriers to making games<text:bookmark-end text:name="other-barriers-to-making-games"/></text:h>
      <text:p text:style-name="First_20_paragraph">Other barriers are not limited to the use of computer coding, or identity.</text:p>
      <text:list text:style-name="L34">
        <text:list-item>
          <text:p text:style-name="P39">Lack of what is needed to make a good game.</text:p>
        </text:list-item>
      </text:list>
      <text:p text:style-name="P2">Inequality of access to participatory culture communities (Barrier)</text:p>
      <text:p text:style-name="Text_20_body">In these more naturalistic settings, Ito and colleagues note that generative activities are the exception rather than norm even in expressly creative communities <text:reference-mark-start text:name="ZOTERO_ITEM CSL_CITATION {&quot;citationID&quot;:&quot;egdpbxyb&quot;,&quot;properties&quot;:{&quot;formattedCitation&quot;:&quot;(2010)&quot;,&quot;plainCitation&quot;:&quot;(2010)&quot;,&quot;noteIndex&quot;:0},&quot;citationItems&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schema&quot;:&quot;https://github.com/citation-style-language/schema/raw/master/csl-citation.json&quot;} RNDC4o6Fw0hgU"/>(2010)<text:reference-mark-end text:name="ZOTERO_ITEM CSL_CITATION {&quot;citationID&quot;:&quot;egdpbxyb&quot;,&quot;properties&quot;:{&quot;formattedCitation&quot;:&quot;(2010)&quot;,&quot;plainCitation&quot;:&quot;(2010)&quot;,&quot;noteIndex&quot;:0},&quot;citationItems&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schema&quot;:&quot;https://github.com/citation-style-language/schema/raw/master/csl-citation.json&quot;} RNDC4o6Fw0hgU"/>. Productive partnerships in communities like Scratch are extremely rare compared to false starts. Studies of the New Grounds site which has a similar aim of creating media collaborations, via collabs, showed a 80 percent failure rate of collaborative projects <text:reference-mark-start text:name="ZOTERO_ITEM CSL_CITATION {&quot;citationID&quot;:&quot;psfgqnay&quot;,&quot;properties&quot;:{&quot;formattedCitation&quot;:&quot;(Luther et al., 2010)&quot;,&quot;plainCitation&quot;:&quot;(Luther et al., 2010)&quot;,&quot;noteIndex&quot;:0},&quot;citationItems&quot;:[{&quot;id&quot;:2775,&quot;uris&quot;:[&quot;http://zotero.org/users/1913249/items/9XTYDSSZ&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prefix&quot;:&quot;&quot;,&quot;suffix&quot;:&quot;&quot;}],&quot;schema&quot;:&quot;https://github.com/citation-style-language/schema/raw/master/csl-citation.json&quot;} RNDTAYa9CM5xE"/>(Luther et al., 2010)<text:reference-mark-end text:name="ZOTERO_ITEM CSL_CITATION {&quot;citationID&quot;:&quot;psfgqnay&quot;,&quot;properties&quot;:{&quot;formattedCitation&quot;:&quot;(Luther et al., 2010)&quot;,&quot;plainCitation&quot;:&quot;(Luther et al., 2010)&quot;,&quot;noteIndex&quot;:0},&quot;citationItems&quot;:[{&quot;id&quot;:2775,&quot;uris&quot;:[&quot;http://zotero.org/users/1913249/items/9XTYDSSZ&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prefix&quot;:&quot;&quot;,&quot;suffix&quot;:&quot;&quot;}],&quot;schema&quot;:&quot;https://github.com/citation-style-language/schema/raw/master/csl-citation.json&quot;} RNDTAYa9CM5xE"/>.</text:p>
      <text:p text:style-name="Text_20_body">To address issues of confidence interacting in online communities, Roque’s FCL study aimed to move online community interaction into a face to face settings <text:reference-mark-start text:name="ZOTERO_ITEM CSL_CITATION {&quot;citationID&quot;:&quot;iftgravw&quot;,&quot;properties&quot;:{&quot;formattedCitation&quot;:&quot;(2016)&quot;,&quot;plainCitation&quot;:&quot;(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couT3vsAfl"/>(2016)<text:reference-mark-end text:name="ZOTERO_ITEM CSL_CITATION {&quot;citationID&quot;:&quot;iftgravw&quot;,&quot;properties&quot;:{&quot;formattedCitation&quot;:&quot;(2016)&quot;,&quot;plainCitation&quot;:&quot;(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couT3vsAfl"/>. The use of facilitators who were trained to recognise the helping behaviours of parents.</text:p>
      <text:h text:style-name="Heading_20_2" text:outline-level="2"><text:bookmark-start text:name="programmes-working-to-address-challenge"/><text:soft-page-break/>Programmes working to address challenge<text:bookmark-end text:name="programmes-working-to-address-challenge"/></text:h>
      <text:p text:style-name="First_20_paragraph">Specifically barriers - concerning identity, and including a structure of pedagog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D&quot;:&quot;pnvytijb&quot;,&quot;properties&quot;:{&quot;formattedCitation&quot;:&quot;(Kafai et al., 2011, 2014)&quot;,&quot;plainCitation&quot;:&quot;(Kafai et al., 2011, 2014)&quot;,&quot;noteIndex&quot;:0},&quot;citationItems&quot;:[{&quot;id&quot;:9656,&quot;uris&quot;:[&quot;http://zotero.org/users/1913249/items/CEVYEB7V&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oy8BdW3zTN"/>(Kafai et al., 2011, 2014)<text:reference-mark-end text:name="ZOTERO_ITEM CSL_CITATION {&quot;citationID&quot;:&quot;pnvytijb&quot;,&quot;properties&quot;:{&quot;formattedCitation&quot;:&quot;(Kafai et al., 2011, 2014)&quot;,&quot;plainCitation&quot;:&quot;(Kafai et al., 2011, 2014)&quot;,&quot;noteIndex&quot;:0},&quot;citationItems&quot;:[{&quot;id&quot;:9656,&quot;uris&quot;:[&quot;http://zotero.org/users/1913249/items/CEVYEB7V&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oy8BdW3zTN"/> - Games for change https://gamesforchange.org/studentchallenge/</text:p>
      <text:p text:style-name="Text_20_body">And themed games for change competitions. And via</text:p>
      <text:p text:style-name="Text_20_body">Critique of competitions <text:reference-mark-start text:name="ZOTERO_ITEM CSL_CITATION {&quot;citationID&quot;:&quot;mybcgspc&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5BVxoKD5tj"/>(Thumlert et al., 2018)<text:reference-mark-end text:name="ZOTERO_ITEM CSL_CITATION {&quot;citationID&quot;:&quot;mybcgspc&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5BVxoKD5tj"/>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D&quot;:&quot;xcuychgv&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cefcmtuE7L"/>(Gabler et al., 2005; Arya et al., 2013)<text:reference-mark-end text:name="ZOTERO_ITEM CSL_CITATION {&quot;citationID&quot;:&quot;xcuychgv&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cefcmtuE7L"/>. participants create games individually or in teams in a time-constrained period, typically 24 or 48 hours. Team events often take place in physical venues which may be part of a wider global Jams <text:reference-mark-start text:name="ZOTERO_ITEM CSL_CITATION {&quot;citationID&quot;:&quot;sllripdc&quot;,&quot;properties&quot;:{&quot;formattedCitation&quot;:&quot;(Arya et al., 2013)&quot;,&quot;plainCitation&quot;:&quot;(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b0eWBLJiLS"/>(Arya et al., 2013)<text:reference-mark-end text:name="ZOTERO_ITEM CSL_CITATION {&quot;citationID&quot;:&quot;sllripdc&quot;,&quot;properties&quot;:{&quot;formattedCitation&quot;:&quot;(Arya et al., 2013)&quot;,&quot;plainCitation&quot;:&quot;(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b0eWBLJiLS"/>. Eberhardt <text:reference-mark-start text:name="ZOTERO_ITEM CSL_CITATION {&quot;citationID&quot;:&quot;ytdankfl&quot;,&quot;properties&quot;:{&quot;formattedCitation&quot;:&quot;(2016:3)&quot;,&quot;plainCitation&quot;:&quot;(2016:3)&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1yHamCRiQq"/>(2016:3)<text:reference-mark-end text:name="ZOTERO_ITEM CSL_CITATION {&quot;citationID&quot;:&quot;ytdankfl&quot;,&quot;properties&quot;:{&quot;formattedCitation&quot;:&quot;(2016:3)&quot;,&quot;plainCitation&quot;:&quot;(2016:3)&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1yHamCRiQq"/>,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D&quot;:&quot;rxwbbney&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hehh3pyq6D"/>(2014)<text:reference-mark-end text:name="ZOTERO_ITEM CSL_CITATION {&quot;citationID&quot;:&quot;rxwbbney&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hehh3pyq6D"/>, using a playful vs. gameful spectrum from Caillois <text:reference-mark-start text:name="ZOTERO_ITEM CSL_CITATION {&quot;citationID&quot;:&quot;fujjcvkt&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NjJ2AduGq4"/>(2001)<text:reference-mark-end text:name="ZOTERO_ITEM CSL_CITATION {&quot;citationID&quot;:&quot;fujjcvkt&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NjJ2AduGq4"/>.</text:p>
      <text:p text:style-name="Text_20_body">The Moveable Game Jam <text:reference-mark-start text:name="ZOTERO_ITEM CSL_CITATION {&quot;citationID&quot;:&quot;atpddfuv&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wUdQCDNWqm"/>(Games for Change, 2017)<text:reference-mark-end text:name="ZOTERO_ITEM CSL_CITATION {&quot;citationID&quot;:&quot;atpddfuv&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wUdQCDNWqm"/>,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text:soft-page-break/>playtesting in the process.</text:p>
      <text:h text:style-name="Heading_20_3" text:outline-level="3"><text:bookmark-start text:name="coding-clubhouses"/>Coding club(houses)<text:bookmark-end text:name="coding-clubhouses"/></text:h>
      <text:p text:style-name="First_20_paragraph">Work in informal settings has been an important strand of constructionist research based at MIT <text:reference-mark-start text:name="ZOTERO_ITEM CSL_CITATION {&quot;citationID&quot;:&quot;hryfnuyd&quot;,&quot;properties&quot;:{&quot;formattedCitation&quot;:&quot;(Resnick and Rusk, 1996; Peppler et al., 2009)&quot;,&quot;plainCitation&quot;:&quot;(Resnick and Rusk, 1996; Peppler et al., 2009)&quot;,&quot;noteIndex&quot;:0},&quot;citationItems&quot;:[{&quot;id&quot;:245,&quot;uris&quot;:[&quot;http://zotero.org/users/1913249/items/DFLJW3BA&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deuIQUpOnG"/>(Resnick and Rusk, 1996; Peppler et al., 2009)<text:reference-mark-end text:name="ZOTERO_ITEM CSL_CITATION {&quot;citationID&quot;:&quot;hryfnuyd&quot;,&quot;properties&quot;:{&quot;formattedCitation&quot;:&quot;(Resnick and Rusk, 1996; Peppler et al., 2009)&quot;,&quot;plainCitation&quot;:&quot;(Resnick and Rusk, 1996; Peppler et al., 2009)&quot;,&quot;noteIndex&quot;:0},&quot;citationItems&quot;:[{&quot;id&quot;:245,&quot;uris&quot;:[&quot;http://zotero.org/users/1913249/items/DFLJW3BA&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deuIQUpOnG"/>.</text:p>
      <text:p text:style-name="Text_20_body">The work of Roque is also of note in the way that family members are brought directly into the making process.</text:p>
      <text:h text:style-name="Heading_20_3" text:outline-level="3"><text:bookmark-start text:name="creative-family-learning---roque"/>Creative Family Learning - Roque<text:bookmark-end text:name="creative-family-learning---roque"/></text:h>
      <text:p text:style-name="First_20_paragraph">There is limited research on how to create learning communities making games for educational purposes. Existing research <text:reference-mark-start text:name="ZOTERO_ITEM CSL_CITATION {&quot;citationID&quot;:&quot;apqtuhbw&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wYhbjbkZvv"/>(Xiao and Carroll, 2007)<text:reference-mark-end text:name="ZOTERO_ITEM CSL_CITATION {&quot;citationID&quot;:&quot;apqtuhbw&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wYhbjbkZvv"/> has close parallels with project approaches and has a focus on fostering online collaboration and resources sharing. Many popular and well researched online communities exist <text:a xlink:type="simple" xlink:href="../2024-7-2-Literature_review.md.odt/Bruckman" text:style-name="Internet_20_link" text:visited-style-name="Visited_20_Internet_20_Link"><text:span text:style-name="Definition">scratch, itch.io, new grounds</text:span></text:a>. However researchers <text:reference-mark-start text:name="ZOTERO_ITEM CSL_CITATION {&quot;citationID&quot;:&quot;cutkjkhp&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SnErAScZOW"/>(Roque, 2016)<text:reference-mark-end text:name="ZOTERO_ITEM CSL_CITATION {&quot;citationID&quot;:&quot;cutkjkhp&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SnErAScZOW"/> highlighted the limitations of accessibility of online participatory culture. In response Roque <text:reference-mark-start text:name="ZOTERO_ITEM CSL_CITATION {&quot;citationID&quot;:&quot;ohdtmmfw&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UFdndkAUsz"/>(Roque, 2016)<text:reference-mark-end text:name="ZOTERO_ITEM CSL_CITATION {&quot;citationID&quot;:&quot;ohdtmmfw&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UFdndkAUsz"/> FCL study addressed it with face to face session with help from family members. In asking is how can facilitators help develop participation in community activities (<text:span text:style-name="T3">roqueBecomingFacilitatorsCreative2018?</text:span>), Roque operationalise Barron’s work on parental roles in a making. The research team created a detailed guide to replicate the programme <text:reference-mark-start text:name="ZOTERO_ITEM CSL_CITATION {&quot;citationID&quot;:&quot;rmvxskfv&quot;,&quot;properties&quot;:{&quot;formattedCitation&quot;:&quot;(Leggett and Roque, 2017)&quot;,&quot;plainCitation&quot;:&quot;(Leggett and Roque, 2017)&quot;,&quot;noteIndex&quot;:0},&quot;citationItems&quot;:[{&quot;id&quot;:9661,&quot;uris&quot;:[&quot;http://zotero.org/users/1913249/items/Z4HCQIST&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ACS9XVKQDA"/>(Leggett and Roque, 2017)<text:reference-mark-end text:name="ZOTERO_ITEM CSL_CITATION {&quot;citationID&quot;:&quot;rmvxskfv&quot;,&quot;properties&quot;:{&quot;formattedCitation&quot;:&quot;(Leggett and Roque, 2017)&quot;,&quot;plainCitation&quot;:&quot;(Leggett and Roque, 2017)&quot;,&quot;noteIndex&quot;:0},&quot;citationItems&quot;:[{&quot;id&quot;:9661,&quot;uris&quot;:[&quot;http://zotero.org/users/1913249/items/Z4HCQIST&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ACS9XVKQDA"/>.</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 We can compare the difficulties of scaling of this hybrid setting (FCL) with more structured, and more naturalistic learning environments as explored by Ito above.</text:p>
      <text:p text:style-name="Text_20_body">It did Both invite a question, how best to structure activities.</text:p>
      <text:h text:style-name="Heading_20_3" text:outline-level="3"><text:bookmark-start text:name="link-to-next-section---pedagogies-exist-but-more-are-needed"/>Link to next section - pedagogies exist but more are needed<text:bookmark-end text:name="link-to-next-section---pedagogies-exist-but-more-are-needed"/></text:h>
      <text:p text:style-name="P3">Lack of specific pedagogies (for informal spaces) - via a case study / research ?</text:p>
      <text:p text:style-name="Text_20_body">The lack of pedagogies for informal spaces should be addressed.</text:p>
      <text:p text:style-name="Text_20_body">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h text:style-name="Heading_20_2" text:outline-level="2"><text:bookmark-start text:name="pedagogies-to-support-game-making-via-coding"/><text:soft-page-break/>Pedagogies to support game making via coding<text:bookmark-end text:name="pedagogies-to-support-game-making-via-coding"/></text:h>
      <text:p text:style-name="First_20_paragraph"><text:span text:style-name="T3">Defining pedagogy in this study:</text:span> One of the main themes of this review is to address what pedagogies are available in to help coding, in relation to RQ1. Following activity theory terms pedagogy can be reframed as pedagogical tools and processes and can be viewed as a kind of meditational strategy.</text:p>
      <text:h text:style-name="Heading_20_3" text:outline-level="3"><text:bookmark-start text:name="curricular-concepts-semantic-waves-and-primm"/>Curricular concepts, semantic waves and PRIMM<text:bookmark-end text:name="curricular-concepts-semantic-waves-and-primm"/></text:h>
      <text:p text:style-name="First_20_paragraph">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citationID&quot;:&quot;ageslgqf&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q8jMLABQnt"/>(2016)<text:reference-mark-end text:name="ZOTERO_ITEM CSL_CITATION {&quot;citationID&quot;:&quot;ageslgqf&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q8jMLABQnt"/> review of CT cautions against a too narrow definition of CT that highlights formal abstractions as represented by Wing’s take on CT <text:reference-mark-start text:name="ZOTERO_ITEM CSL_CITATION {&quot;citationID&quot;:&quot;hejlwruk&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u5pztrGqyq"/>(2008)<text:reference-mark-end text:name="ZOTERO_ITEM CSL_CITATION {&quot;citationID&quot;:&quot;hejlwruk&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u5pztrGqyq"/>. This is not to argue that Wing’s approach to CT is without technical merit <text:reference-mark-start text:name="ZOTERO_ITEM CSL_CITATION {&quot;citationID&quot;:&quot;klntzyca&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fW3L9Dekut"/>(Lodi and Martini, 2021)<text:reference-mark-end text:name="ZOTERO_ITEM CSL_CITATION {&quot;citationID&quot;:&quot;klntzyca&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fW3L9Dekut"/>,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lklpvofu&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laLP2LJYAl"/>(Resnick and Rusk, 2020)<text:reference-mark-end text:name="ZOTERO_ITEM CSL_CITATION {&quot;citationID&quot;:&quot;lklpvofu&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laLP2LJYAl"/>.</text:p>
      <text:p text:style-name="Text_20_body">In teaching computing pedagogy the concept of levels of abstraction can be taught to students to help them understand the level of abstraction that they are working at <text:reference-mark-start text:name="ZOTERO_ITEM CSL_CITATION {&quot;citationID&quot;:&quot;wexycvzn&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9C4dd7voJT"/>(Statter and Armoni, 2016; Waite et al., 2016, 2018a)<text:reference-mark-end text:name="ZOTERO_ITEM CSL_CITATION {&quot;citationID&quot;:&quot;wexycvzn&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9C4dd7voJT"/>.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horyqqla&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zmJRypQ7Fh"/>(Waite et al., 2018b)<text:reference-mark-end text:name="ZOTERO_ITEM CSL_CITATION {&quot;citationID&quot;:&quot;horyqqla&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zmJRypQ7Fh"/></text:p>
      <text:h text:style-name="Heading_20_4" text:outline-level="4"><text:bookmark-start text:name="semantic-profiles-and-waves"/>Semantic Profiles and Waves<text:bookmark-end text:name="semantic-profiles-and-waves"/></text:h>
      <text:p text:style-name="First_20_paragraph">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citationID&quot;:&quot;asxaxeqd&quot;,&quot;properties&quot;:{&quot;formattedCitation&quot;:&quot;(Macnaught et al., 2013)&quot;,&quot;plainCitation&quot;:&quot;(Macnaught et al., 2013)&quot;,&quot;noteIndex&quot;:0},&quot;citationItems&quot;:[{&quot;id&quot;:3624,&quot;uris&quot;:[&quot;http://zotero.org/users/1913249/items/8KA63FXV&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wxoP9beiat"/>(Macnaught et al., 2013)<text:reference-mark-end text:name="ZOTERO_ITEM CSL_CITATION {&quot;citationID&quot;:&quot;asxaxeqd&quot;,&quot;properties&quot;:{&quot;formattedCitation&quot;:&quot;(Macnaught et al., 2013)&quot;,&quot;plainCitation&quot;:&quot;(Macnaught et al., 2013)&quot;,&quot;noteIndex&quot;:0},&quot;citationItems&quot;:[{&quot;id&quot;:3624,&quot;uris&quot;:[&quot;http://zotero.org/users/1913249/items/8KA63FXV&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wxoP9beiat"/>.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D&quot;:&quot;wolwxkye&quot;,&quot;properties&quot;:{&quot;formattedCitation&quot;:&quot;(2020)&quot;,&quot;plainCitation&quot;:&quot;(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aoxvCBsEWk"/>(2020)<text:reference-mark-end text:name="ZOTERO_ITEM CSL_CITATION {&quot;citationID&quot;:&quot;wolwxkye&quot;,&quot;properties&quot;:{&quot;formattedCitation&quot;:&quot;(2020)&quot;,&quot;plainCitation&quot;:&quot;(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aoxvCBsEWk"/>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text:soft-page-break/>abstract.</text:p>
      <text:p text:style-name="P40">semantic waves</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4" text:outline-level="4"><text:bookmark-start text:name="primm"/>PRIMM<text:bookmark-end text:name="primm"/></text:h>
      <text:p text:style-name="First_20_paragraph">FIND MATERIAL IN OTHER BOOK CHAPTERS</text:p>
      <text:p text:style-name="Text_20_body">PRIMM addresses the perceived need for structured and explicit approach to teaching computing concepts and is particularly aimed at a school setting <text:reference-mark-start text:name="ZOTERO_ITEM CSL_CITATION {&quot;citationID&quot;:&quot;saqqsnxg&quot;,&quot;properties&quot;:{&quot;formattedCitation&quot;:&quot;(Sentance et al., 2019)&quot;,&quot;plainCitation&quot;:&quot;(Sentance et al., 2019)&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OAmNpWzwnN"/>(Sentance et al., 2019)<text:reference-mark-end text:name="ZOTERO_ITEM CSL_CITATION {&quot;citationID&quot;:&quot;saqqsnxg&quot;,&quot;properties&quot;:{&quot;formattedCitation&quot;:&quot;(Sentance et al., 2019)&quot;,&quot;plainCitation&quot;:&quot;(Sentance et al., 2019)&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OAmNpWzwnN"/>.</text:p>
      <text:p text:style-name="Text_20_body"><text:span text:style-name="T3">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p text:style-name="Text_20_body">In proposing PRIMM Sentence et al highlights a deficit of exploration based approaches of Papert and constructionism proposed by Grover <text:reference-mark-start text:name="ZOTERO_ITEM CSL_CITATION {&quot;citationID&quot;:&quot;adkfkuda&quot;,&quot;properties&quot;:{&quot;formattedCitation&quot;:&quot;(2019:5)&quot;,&quot;plainCitation&quot;:&quot;(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nxEhVl3RhC"/>(2019:5)<text:reference-mark-end text:name="ZOTERO_ITEM CSL_CITATION {&quot;citationID&quot;:&quot;adkfkuda&quot;,&quot;properties&quot;:{&quot;formattedCitation&quot;:&quot;(2019:5)&quot;,&quot;plainCitation&quot;:&quot;(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nxEhVl3RhC"/></text:p>
      <text:p text:style-name="Text_20_body">However, given the importance of explicit instruction of concepts, it seems lacking then that there is no guidance on what concepts should be best explored via this pedagogy.</text:p>
      <text:p text:style-name="Text_20_body">A similar observation can be made of a linked pedagogy that of semantic waves which uses an example of algorithms in one research process but again does not link to an underlying framework of “complex” concepts to illustrate.</text:p>
      <text:p text:style-name="Text_20_body">We can turn to the UK curriculum perhaps for guidance.</text:p>
      <text:p text:style-name="Text_20_body"><text:soft-page-break/>THIS COUDL BE PUT BEFORE CT - AND THEN CT IS EXPLPORED AS A FRAMEWORK OF CONCEPTS - THEN A PEDAGOGY</text:p>
      <text:p text:style-name="Text_20_body">DEVELOP THIS DEFICIT AND THE ASSUMPTIONS PRESENT IN A CRITICAL WAY ABSTRACT VS CONCRETE</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ktmcmywq&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QNWBXGgcQI"/>(2011)<text:reference-mark-end text:name="ZOTERO_ITEM CSL_CITATION {&quot;citationID&quot;:&quot;ktmcmywq&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QNWBXGgcQI"/>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qqzukniq&quot;,&quot;properties&quot;:{&quot;formattedCitation&quot;:&quot;(Denner et al., 2012; Werner et al., 2013, 2014; Denner, Werner, et al., 2014)&quot;,&quot;plainCitation&quot;:&quot;(Denner et al., 2012; Werner et al., 2013, 2014; Denner, Werner, et al.,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YboTmAlJ9v"/>(Denner et al., 2012; Werner et al., 2013, 2014; Denner, Werner, et al., 2014)<text:reference-mark-end text:name="ZOTERO_ITEM CSL_CITATION {&quot;citationID&quot;:&quot;qqzukniq&quot;,&quot;properties&quot;:{&quot;formattedCitation&quot;:&quot;(Denner et al., 2012; Werner et al., 2013, 2014; Denner, Werner, et al., 2014)&quot;,&quot;plainCitation&quot;:&quot;(Denner et al., 2012; Werner et al., 2013, 2014; Denner, Werner, et al.,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YboTmAlJ9v"/>.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nyludsgp&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js6lY0jJoP"/>(2011)<text:reference-mark-end text:name="ZOTERO_ITEM CSL_CITATION {&quot;citationID&quot;:&quot;nyludsgp&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js6lY0jJoP"/></text:p>
      <text:p text:style-name="Text_20_body"><text:span text:style-name="T3">Use:</text:span> In the <text:span text:style-name="T2">Use</text:span> stage, coders build a familiarity with coding interfaces, code structures and syntax through scaffolded approaches which involve interacting with the program code and what it produces.</text:p>
      <text:p text:style-name="Text_20_body"><text:span text:style-name="T3">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3">Create:</text:span> After novice coders become more familiar with patterns of code design in use in the modify stage, they can progress to replicate such patterns in other code that they create from scratch.</text:p>
      <text:p text:style-name="P54">A study involving five hundred 9 to 14 year-olds found that the UMC approach can balance a structured approach with more student-led exploration <text:reference-mark-start text:name="ZOTERO_ITEM CSL_CITATION {&quot;citationID&quot;:&quot;hgfacsqf&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MIYJR8FvRp"/>(Franklin et al., 2020)<text:reference-mark-end text:name="ZOTERO_ITEM CSL_CITATION {&quot;citationID&quot;:&quot;hgfacsqf&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MIYJR8FvRp"/>.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wijwdwky&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jGopzUdjBi"/><text:span text:style-name="T8">(Lytle, Cateté, et al., 2019)</text:span><text:reference-mark-end text:name="ZOTERO_ITEM CSL_CITATION {&quot;citationID&quot;:&quot;wijwdwky&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jGopzUdjBi"/>.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38">Research on UMC which develops learner choice</text:p>
      <text:p text:style-name="P54">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aqmspgli&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JV1IoPfyyE"/><text:span text:style-name="T8">(Lytle, Catete, et al., 2019; Lytle, Cateté, et al., 2019)</text:span><text:reference-mark-end text:name="ZOTERO_ITEM CSL_CITATION {&quot;citationID&quot;:&quot;aqmspgli&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JV1IoPfyyE"/></text:p>
      <text:list text:style-name="L35">
        <text:list-item>
          <text:p text:style-name="P41"><text:soft-page-break/>Scaffold Students and Teachers- Providing the necessary programming blocks students need to complete a choice</text:p>
        </text:list-item>
        <text:list-item>
          <text:p text:style-name="P41">Differentiate Choices by Difficulty - create choice systems that have varying difficulty</text:p>
        </text:list-item>
        <text:list-item>
          <text:p text:style-name="P41">Create Choices that Show Visible and Immediate Changes</text:p>
        </text:list-item>
        <text:list-item>
          <text:p text:style-name="P41">Make things Complex, not Complicated</text:p>
        </text:list-item>
        <text:list-item>
          <text:p text:style-name="P41">Draw from Student Desires - students will engage more with the material, feeling like the creations are their own.</text:p>
        </text:list-item>
      </text:list>
      <text:p text:style-name="First_20_paragraph"><text:span text:style-name="T3">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microworlds"/>Microworlds<text:bookmark-end text:name="microworlds"/></text:h>
      <text:h text:style-name="Heading_20_4" text:outline-level="4"><text:bookmark-start text:name="microworlds-as-an-embodiment-of-umc-and-other-constructionist-design-principles"/>Microworlds as an embodiment of UMC and other constructionist design principles<text:bookmark-end text:name="microworlds-as-an-embodiment-of-umc-and-other-constructionist-design-principles"/></text:h>
      <text:p text:style-name="First_20_paragraph">Papert’s concept of microworlds refers to simplified computer simulations or models that provide a controlled environment in which students can explore and experiment with maths or physics concepts in a concrete way <text:reference-mark-start text:name="ZOTERO_ITEM CSL_CITATION {&quot;citationID&quot;:&quot;cpbcdtzg&quot;,&quot;properties&quot;:{&quot;formattedCitation&quot;:&quot;(Papert, 1980, 1993; Harel and Papert, 1991)&quot;,&quot;plainCitation&quot;:&quot;(Papert, 1980, 1993; Harel and Papert, 1991)&quot;,&quot;noteIndex&quot;:0},&quot;citationItems&quot;:[{&quot;id&quot;:2018,&quot;uris&quot;:[&quot;http://zotero.org/users/1913249/items/P6QUTW6X&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J7oPvAAZnB"/>(Papert, 1980, 1993; Harel and Papert, 1991)<text:reference-mark-end text:name="ZOTERO_ITEM CSL_CITATION {&quot;citationID&quot;:&quot;cpbcdtzg&quot;,&quot;properties&quot;:{&quot;formattedCitation&quot;:&quot;(Papert, 1980, 1993; Harel and Papert, 1991)&quot;,&quot;plainCitation&quot;:&quot;(Papert, 1980, 1993; Harel and Papert, 1991)&quot;,&quot;noteIndex&quot;:0},&quot;citationItems&quot;:[{&quot;id&quot;:2018,&quot;uris&quot;:[&quot;http://zotero.org/users/1913249/items/P6QUTW6X&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J7oPvAAZnB"/>.</text:p>
      <text:p text:style-name="Text_20_body">Mircoworlds can be seen as the germ from which constructionist principles came in to focus <text:reference-mark-start text:name="ZOTERO_ITEM CSL_CITATION {&quot;citationID&quot;:&quot;etjsvvks&quot;,&quot;properties&quot;:{&quot;formattedCitation&quot;:&quot;(Kafai and Resnick, 1996; Kafai and Burke, 2014b)&quot;,&quot;plainCitation&quot;:&quot;(Kafai and Resnick, 1996; Kafai and Burke, 2014b)&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PKjDXypgAF"/>(Kafai and Resnick, 1996; Kafai and Burke, 2014b)<text:reference-mark-end text:name="ZOTERO_ITEM CSL_CITATION {&quot;citationID&quot;:&quot;etjsvvks&quot;,&quot;properties&quot;:{&quot;formattedCitation&quot;:&quot;(Kafai and Resnick, 1996; Kafai and Burke, 2014b)&quot;,&quot;plainCitation&quot;:&quot;(Kafai and Resnick, 1996; Kafai and Burke, 2014b)&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PKjDXypgAF"/>.</text:p>
      <text:p text:style-name="Text_20_body">Papert argued that microworlds could help students develop computational thinking skills by providing them with concrete objects and opportunities to experiment with computational processes and to reflect on their own thinking. Via microworlds, students engage in hands-on learning, to develop a deeper and more meaningful understanding of the concepts they were studying.</text:p>
      <text:p text:style-name="Text_20_body">While, examples of a Microworlds are diverse <text:reference-mark-start text:name="ZOTERO_ITEM CSL_CITATION {&quot;citationID&quot;:&quot;icicgxxr&quot;,&quot;properties&quot;:{&quot;formattedCitation&quot;:&quot;(Rieber, 2004)&quot;,&quot;plainCitation&quot;:&quot;(Rieber, 2004)&quot;,&quot;noteIndex&quot;:0},&quot;citationItems&quot;:[{&quot;id&quot;:9063,&quot;uris&quot;:[&quot;http://zotero.org/users/1913249/items/GEI24XM2&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GOehbbIITR"/>(Rieber, 2004)<text:reference-mark-end text:name="ZOTERO_ITEM CSL_CITATION {&quot;citationID&quot;:&quot;icicgxxr&quot;,&quot;properties&quot;:{&quot;formattedCitation&quot;:&quot;(Rieber, 2004)&quot;,&quot;plainCitation&quot;:&quot;(Rieber, 2004)&quot;,&quot;noteIndex&quot;:0},&quot;citationItems&quot;:[{&quot;id&quot;:9063,&quot;uris&quot;:[&quot;http://zotero.org/users/1913249/items/GEI24XM2&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GOehbbIITR"/>, a Turtle drawing world using LOGO can be used here as an example. In the Mathland of the turtle which speaks only LOGO, children are drawn to speak LOGO to progress. The affordances of the physical turtle provide visible motivation.</text:p>
      <text:p text:style-name="Text_20_body">The work of Papert and the concept of microworlds continue to be influential in the field of educational technology <text:reference-mark-start text:name="ZOTERO_ITEM CSL_CITATION {&quot;citationID&quot;:&quot;ovbsfabs&quot;,&quot;properties&quot;:{&quot;formattedCitation&quot;:&quot;(Kafai and Resnick, 1996)&quot;,&quot;plainCitation&quot;:&quot;(Kafai and Resnick, 1996)&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zB030QzEv4"/>(Kafai and Resnick, 1996)<text:reference-mark-end text:name="ZOTERO_ITEM CSL_CITATION {&quot;citationID&quot;:&quot;ovbsfabs&quot;,&quot;properties&quot;:{&quot;formattedCitation&quot;:&quot;(Kafai and Resnick, 1996)&quot;,&quot;plainCitation&quot;:&quot;(Kafai and Resnick, 1996)&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zB030QzEv4"/>.</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D&quot;:&quot;gqftatnk&quot;,&quot;properties&quot;:{&quot;formattedCitation&quot;:&quot;(Papert, 2002)&quot;,&quot;plainCitation&quot;:&quot;(Papert, 2002)&quot;,&quot;noteIndex&quot;:0},&quot;citationItems&quot;:[{&quot;id&quot;:9055,&quot;uris&quot;:[&quot;http://zotero.org/users/1913249/items/J9XFMA4M&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mg6Kr4DTFO"/>(Papert, 2002)<text:reference-mark-end text:name="ZOTERO_ITEM CSL_CITATION {&quot;citationID&quot;:&quot;gqftatnk&quot;,&quot;properties&quot;:{&quot;formattedCitation&quot;:&quot;(Papert, 2002)&quot;,&quot;plainCitation&quot;:&quot;(Papert, 2002)&quot;,&quot;noteIndex&quot;:0},&quot;citationItems&quot;:[{&quot;id&quot;:9055,&quot;uris&quot;:[&quot;http://zotero.org/users/1913249/items/J9XFMA4M&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mg6Kr4DTFO"/>. There is a danger that the potential is ‘trivialised’<text:reference-mark-start text:name="ZOTERO_ITEM CSL_CITATION {&quot;citationID&quot;:&quot;nlspkatl&quot;,&quot;properties&quot;:{&quot;formattedCitation&quot;:&quot;(Hoyles, 1993)&quot;,&quot;plainCitation&quot;:&quot;(Hoyles, 1993)&quot;,&quot;noteIndex&quot;:0},&quot;citationItems&quot;:[{&quot;id&quot;:9056,&quot;uris&quot;:[&quot;http://zotero.org/users/1913249/items/WN6ID63D&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3CNkUzhxS9"/>(Hoyles, 1993)<text:reference-mark-end text:name="ZOTERO_ITEM CSL_CITATION {&quot;citationID&quot;:&quot;nlspkatl&quot;,&quot;properties&quot;:{&quot;formattedCitation&quot;:&quot;(Hoyles, 1993)&quot;,&quot;plainCitation&quot;:&quot;(Hoyles, 1993)&quot;,&quot;noteIndex&quot;:0},&quot;citationItems&quot;:[{&quot;id&quot;:9056,&quot;uris&quot;:[&quot;http://zotero.org/users/1913249/items/WN6ID63D&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3CNkUzhxS9"/> into a vehicle for instruction based processes aimed narrowed to teacher chosen curricular concepts.</text:p>
      <text:p text:style-name="Text_20_body">Resnick’s work on constructionist design principles via software and tinkering tools merits summary here. CF - introduction.</text:p>
      <text:h text:style-name="Heading_20_4" text:outline-level="4"><text:bookmark-start text:name="half-baked-games-as-microworlds"/><text:soft-page-break/>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text:p>
      <text:p text:style-name="Text_20_body">The focus of half-baked games is to design them in a way which encourages malleability of the code in directions that the learner may find interesting <text:reference-mark-start text:name="ZOTERO_ITEM CSL_CITATION {&quot;citationID&quot;:&quot;oilakoyw&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0ZUpQm9Gz3"/>(Kynigos, 2007; Kynigos and Yiannoutsou, 2018)<text:reference-mark-end text:name="ZOTERO_ITEM CSL_CITATION {&quot;citationID&quot;:&quot;oilakoyw&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0ZUpQm9Gz3"/>.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3">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citationID&quot;:&quot;lgychtmw&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ADiIRK5QsB"/>(Preston, 2006)<text:reference-mark-end text:name="ZOTERO_ITEM CSL_CITATION {&quot;citationID&quot;:&quot;lgychtmw&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ADiIRK5QsB"/> -</text:p>
      <text:p text:style-name="Text_20_body"><text:span text:style-name="T3">Concepts</text:span> - perhaps some of the underlying concepts like - joint problem spaces - resource interdependence from Preston</text:p>
      <text:h text:style-name="Heading_20_3" text:outline-level="3"><text:bookmark-start text:name="design-steps-frameworks-via-stages"/><text:soft-page-break/>Design steps frameworks via stages<text:bookmark-end text:name="design-steps-frameworks-via-stages"/></text:h>
      <text:p text:style-name="P4">Many design frameworks exist in diverse areas of production with varied degrees of adoption. One stream in CS stems from engineering and design thinking <text:reference-mark-start text:name="ZOTERO_ITEM CSL_CITATION {&quot;citationID&quot;:&quot;ndfuwplo&quot;,&quot;properties&quot;:{&quot;formattedCitation&quot;:&quot;(Resnick, 2007; Brennan and Resnick, 2013; Wi\\uc0\\u775{}Narno et al., 2020)&quot;,&quot;plainCitation&quot;:&quot;(Resnick, 2007; Brennan and Resnick, 2013; Wi̇Narno et al., 2020)&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ofJMxhXVnU"/><text:span text:style-name="T8">(Resnick, 2007; Brennan and Resnick, 2013; Wi̇Narno et al., 2020)</text:span><text:reference-mark-end text:name="ZOTERO_ITEM CSL_CITATION {&quot;citationID&quot;:&quot;ndfuwplo&quot;,&quot;properties&quot;:{&quot;formattedCitation&quot;:&quot;(Resnick, 2007; Brennan and Resnick, 2013; Wi\\uc0\\u775{}Narno et al., 2020)&quot;,&quot;plainCitation&quot;:&quot;(Resnick, 2007; Brennan and Resnick, 2013; Wi̇Narno et al., 2020)&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ofJMxhXVnU"/>.</text:p>
      <text:p text:style-name="Text_20_body">A typical framework from teach engineering website (<text:span text:style-name="T3">noauthor_engineering_nodate?</text:span>), takes the form of</text:p>
      <text:p text:style-name="Preformatted_20_Text">Ask: Identify the Need &amp; Constraints;</text:p>
      <text:p text:style-name="Preformatted_20_Text">Research the Problem;</text:p>
      <text:p text:style-name="Preformatted_20_Text">Imagine: Develop Possible Solutions;</text:p>
      <text:p text:style-name="Preformatted_20_Text">Plan: Select a Promising Solution;</text:p>
      <text:p text:style-name="Preformatted_20_Text">Create: Build a Prototype;</text:p>
      <text:p text:style-name="Preformatted_20_Text">Test and Evaluate Prototype; and Improve: Redesign as Needed</text:p>
      <text:p text:style-name="First_20_paragraph">While the value of design thinking stages for educators planning sessions seems clear, there is little research exploring how the stages could be used by learners to scaffold their own design process when engaging in making digital products.</text:p>
      <text:p text:style-name="Text_20_body">Elements of this framework are included in early literature to help adoption of new computing curriculum in UK <text:reference-mark-start text:name="ZOTERO_ITEM CSL_CITATION {&quot;citationID&quot;:&quot;hbamkoqp&quot;,&quot;properties&quot;:{&quot;formattedCitation&quot;:&quot;(Csizmadia et al., 2015)&quot;,&quot;plainCitation&quot;:&quot;(Csizmadia et al., 2015)&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Ow1ySf8s1s"/>(Csizmadia et al., 2015)<text:reference-mark-end text:name="ZOTERO_ITEM CSL_CITATION {&quot;citationID&quot;:&quot;hbamkoqp&quot;,&quot;properties&quot;:{&quot;formattedCitation&quot;:&quot;(Csizmadia et al., 2015)&quot;,&quot;plainCitation&quot;:&quot;(Csizmadia et al., 2015)&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Ow1ySf8s1s"/>. However little guidance is provide and not stream really followed up unlike the focus on computational thinking <text:reference-mark-start text:name="ZOTERO_ITEM CSL_CITATION {&quot;citationID&quot;:&quot;mdiztbzf&quot;,&quot;properties&quot;:{&quot;formattedCitation&quot;:&quot;(Sentance and Csizmadia, 2015)&quot;,&quot;plainCitation&quot;:&quot;(Sentance and Csizmadia, 2015)&quot;,&quot;noteIndex&quot;:0},&quot;citationItems&quot;:[{&quot;id&quot;:3514,&quot;uris&quot;:[&quot;http://zotero.org/users/1913249/items/NFSDMJB8&quot;,[&quot;http://zotero.org/users/1913249/items/NFSDMJB8&quot;]],&quot;itemData&quot;:{&quot;id&quot;:3514,&quot;type&quot;:&quot;article-journal&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language&quot;:&quot;en&quot;,&quot;page&quot;:&quot;10&quot;,&quot;source&quot;:&quot;Zotero&quot;,&quot;title&quot;:&quot;Teachers’ perspectives on successful strategies for teaching Computing in school&quot;,&quot;author&quot;:[{&quot;family&quot;:&quot;Sentance&quot;,&quot;given&quot;:&quot;Sue&quot;},{&quot;family&quot;:&quot;Csizmadia&quot;,&quot;given&quot;:&quot;Andrew&quot;}],&quot;issued&quot;:{&quot;date-parts&quot;:[[&quot;2015&quot;]]},&quot;citation-key&quot;:&quot;sentance_teachers_2015&quot;},&quot;prefix&quot;:&quot;&quot;,&quot;suffix&quot;:&quot;&quot;}],&quot;schema&quot;:&quot;https://github.com/citation-style-language/schema/raw/master/csl-citation.json&quot;} RND0L2yoT1q9J"/>(Sentance and Csizmadia, 2015)<text:reference-mark-end text:name="ZOTERO_ITEM CSL_CITATION {&quot;citationID&quot;:&quot;mdiztbzf&quot;,&quot;properties&quot;:{&quot;formattedCitation&quot;:&quot;(Sentance and Csizmadia, 2015)&quot;,&quot;plainCitation&quot;:&quot;(Sentance and Csizmadia, 2015)&quot;,&quot;noteIndex&quot;:0},&quot;citationItems&quot;:[{&quot;id&quot;:3514,&quot;uris&quot;:[&quot;http://zotero.org/users/1913249/items/NFSDMJB8&quot;,[&quot;http://zotero.org/users/1913249/items/NFSDMJB8&quot;]],&quot;itemData&quot;:{&quot;id&quot;:3514,&quot;type&quot;:&quot;article-journal&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language&quot;:&quot;en&quot;,&quot;page&quot;:&quot;10&quot;,&quot;source&quot;:&quot;Zotero&quot;,&quot;title&quot;:&quot;Teachers’ perspectives on successful strategies for teaching Computing in school&quot;,&quot;author&quot;:[{&quot;family&quot;:&quot;Sentance&quot;,&quot;given&quot;:&quot;Sue&quot;},{&quot;family&quot;:&quot;Csizmadia&quot;,&quot;given&quot;:&quot;Andrew&quot;}],&quot;issued&quot;:{&quot;date-parts&quot;:[[&quot;2015&quot;]]},&quot;citation-key&quot;:&quot;sentance_teachers_2015&quot;},&quot;prefix&quot;:&quot;&quot;,&quot;suffix&quot;:&quot;&quot;}],&quot;schema&quot;:&quot;https://github.com/citation-style-language/schema/raw/master/csl-citation.json&quot;} RND0L2yoT1q9J"/></text:p>
      <text:p text:style-name="Text_20_body">Resnick and Brennan <text:reference-mark-start text:name="ZOTERO_ITEM CSL_CITATION {&quot;citationID&quot;:&quot;dstmfzgg&quot;,&quot;properties&quot;:{&quot;formattedCitation&quot;:&quot;(Brennan and Resnick, 2013)&quot;,&quot;plainCitation&quot;:&quot;(Brennan and Resnick, 2013)&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V2OqzfWyBZ"/>(Brennan and Resnick, 2013)<text:reference-mark-end text:name="ZOTERO_ITEM CSL_CITATION {&quot;citationID&quot;:&quot;dstmfzgg&quot;,&quot;properties&quot;:{&quot;formattedCitation&quot;:&quot;(Brennan and Resnick, 2013)&quot;,&quot;plainCitation&quot;:&quot;(Brennan and Resnick, 2013)&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V2OqzfWyBZ"/> focus on the affordances of tools and communties to support all aspects of students work on design stages without suggesting any processes from a teacher of student perspective.</text:p>
      <text:p text:style-name="Text_20_body">One exception is the work of Zainal et al <text:reference-mark-start text:name="ZOTERO_ITEM CSL_CITATION {&quot;citationID&quot;:&quot;iurxhapv&quot;,&quot;properties&quot;:{&quot;formattedCitation&quot;:&quot;(Zainal et al., 2021)&quot;,&quot;plainCitation&quot;:&quot;(Zainal et al., 2021)&quot;,&quot;noteIndex&quot;:0},&quot;citationItems&quot;:[{&quot;id&quot;:9662,&quot;uris&quot;:[&quot;http://zotero.org/users/1913249/items/8ZFQP4RG&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vOzKHTA5pI"/>(Zainal et al., 2021)<text:reference-mark-end text:name="ZOTERO_ITEM CSL_CITATION {&quot;citationID&quot;:&quot;iurxhapv&quot;,&quot;properties&quot;:{&quot;formattedCitation&quot;:&quot;(Zainal et al., 2021)&quot;,&quot;plainCitation&quot;:&quot;(Zainal et al., 2021)&quot;,&quot;noteIndex&quot;:0},&quot;citationItems&quot;:[{&quot;id&quot;:9662,&quot;uris&quot;:[&quot;http://zotero.org/users/1913249/items/8ZFQP4RG&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vOzKHTA5pI"/>, using the Stanford dschool design thinking framework <text:reference-mark-start text:name="ZOTERO_ITEM CSL_CITATION {&quot;citationID&quot;:&quot;fgyyvgmu&quot;,&quot;properties&quot;:{&quot;formattedCitation&quot;:&quot;(Dam, 2024)&quot;,&quot;plainCitation&quot;:&quot;(Dam, 2024)&quot;,&quot;noteIndex&quot;:0},&quot;citationItems&quot;:[{&quot;id&quot;:9671,&quot;uris&quot;:[&quot;http://zotero.org/users/1913249/items/HRYVPW67&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4XK1WwNEGR"/>(Dam, 2024)<text:reference-mark-end text:name="ZOTERO_ITEM CSL_CITATION {&quot;citationID&quot;:&quot;fgyyvgmu&quot;,&quot;properties&quot;:{&quot;formattedCitation&quot;:&quot;(Dam, 2024)&quot;,&quot;plainCitation&quot;:&quot;(Dam, 2024)&quot;,&quot;noteIndex&quot;:0},&quot;citationItems&quot;:[{&quot;id&quot;:9671,&quot;uris&quot;:[&quot;http://zotero.org/users/1913249/items/HRYVPW67&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4XK1WwNEGR"/> to structure the work on students in undertaking IoT project work.</text:p>
      <text:p text:style-name="P54">A wider review of design framework in STEM settings details discussion of varied definitions of stages themselves but less relating to the impact of the pedagogical use of design stages on learners <text:reference-mark-start text:name="ZOTERO_ITEM CSL_CITATION {&quot;citationID&quot;:&quot;ixsygcst&quot;,&quot;properties&quot;:{&quot;formattedCitation&quot;:&quot;(Wi\\uc0\\u775{}Narno et al., 2020)&quot;,&quot;plainCitation&quot;:&quot;(Wi̇Narno et al., 2020)&quot;,&quot;noteIndex&quot;:0},&quot;citationItems&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LMQNPi7w22"/><text:span text:style-name="T8">(Wi̇Narno et al., 2020)</text:span><text:reference-mark-end text:name="ZOTERO_ITEM CSL_CITATION {&quot;citationID&quot;:&quot;ixsygcst&quot;,&quot;properties&quot;:{&quot;formattedCitation&quot;:&quot;(Wi\\uc0\\u775{}Narno et al., 2020)&quot;,&quot;plainCitation&quot;:&quot;(Wi̇Narno et al., 2020)&quot;,&quot;noteIndex&quot;:0},&quot;citationItems&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LMQNPi7w22"/>.</text:p>
      <text:p text:style-name="Text_20_body">The authours, note the lack of research investigating the potential of this approach and call for more work to be done in this area. ADD TO THE PROBLEMS STATEMENT.</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text:soft-page-break/>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D&quot;:&quot;brkcvmyl&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rc7nsQGLde"/>(Gamma et al., 1995)<text:reference-mark-end text:name="ZOTERO_ITEM CSL_CITATION {&quot;citationID&quot;:&quot;brkcvmyl&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rc7nsQGLde"/>, and has also been adopted by game designers <text:reference-mark-start text:name="ZOTERO_ITEM CSL_CITATION {&quot;citationID&quot;:&quot;itayxbnt&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nU4jy9MdOV"/>(Bjork and Holopainen, 2005)<text:reference-mark-end text:name="ZOTERO_ITEM CSL_CITATION {&quot;citationID&quot;:&quot;itayxbnt&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nU4jy9MdOV"/>.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vqkrfdur&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81gSxTx0j8"/>(da Cruz Silva et al., 2019; Azimullah et al., 2020)<text:reference-mark-end text:name="ZOTERO_ITEM CSL_CITATION {&quot;citationID&quot;:&quot;vqkrfdur&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81gSxTx0j8"/></text:p>
      <text:h text:style-name="Heading_20_4" text:outline-level="4"><text:bookmark-start text:name="gameplay-design-patterns"/>Game(play) design patterns<text:bookmark-end text:name="gameplay-design-patterns"/></text:h>
      <text:p text:style-name="First_20_paragraph">The term game design patterns (GDP) is used in different ways. Kreimeier (<text:span text:style-name="T3">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tyilwebg&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ss16t42MQU"/>(2019)<text:reference-mark-end text:name="ZOTERO_ITEM CSL_CITATION {&quot;citationID&quot;:&quot;tyilwebg&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ss16t42MQU"/>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bxsevwwm&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qK1EhsI7W"/>(Bjork and Holopainen, 2005)<text:reference-mark-end text:name="ZOTERO_ITEM CSL_CITATION {&quot;citationID&quot;:&quot;bxsevwwm&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qK1EhsI7W"/>.</text:p>
      <text:p text:style-name="Text_20_body">In a design education intervention working with 11-12 year olds Eriksson and colleagues <text:reference-mark-start text:name="ZOTERO_ITEM CSL_CITATION {&quot;citationID&quot;:&quot;hxgeervc&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skChpYgYTA"/>(Eriksson et al., 2019)<text:reference-mark-end text:name="ZOTERO_ITEM CSL_CITATION {&quot;citationID&quot;:&quot;hxgeervc&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skChpYgYTA"/>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laltvcxq&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M9oZfGYaMD"/>(Baykal et al., 2019)<text:reference-mark-end text:name="ZOTERO_ITEM CSL_CITATION {&quot;citationID&quot;:&quot;laltvcxq&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M9oZfGYaMD"/>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text:soft-page-break/>mechanics were also prioritised as were pattern suggested by the learners.</text:p>
      <text:p text:style-name="P38">Using Game Design pattern collections and code examples to help novice students.</text:p>
      <text:p text:style-name="Text_20_body">The use of a collection of design patterns, while primarily used in professional settings, can help barriers faced by novice coder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xanfjllg&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frSCEDhs8B"/>(Werner, Denner, et al., 2012)<text:reference-mark-end text:name="ZOTERO_ITEM CSL_CITATION {&quot;citationID&quot;:&quot;xanfjllg&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frSCEDhs8B"/>. The results - a limited use of standard CT concepts by students - led them to also investigate the use of students of game mechanics as well as more traditional CS constructions <text:reference-mark-start text:name="ZOTERO_ITEM CSL_CITATION {&quot;citationID&quot;:&quot;dycqyvzx&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kqKsBHMREi"/>(Werner, Campe, et al., 2012)<text:reference-mark-end text:name="ZOTERO_ITEM CSL_CITATION {&quot;citationID&quot;:&quot;dycqyvzx&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kqKsBHMREi"/>.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citationID&quot;:&quot;rssciosy&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ESthMe0oB0"/>(Hoyles and Noss, 1992)<text:reference-mark-end text:name="ZOTERO_ITEM CSL_CITATION {&quot;citationID&quot;:&quot;rssciosy&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ESthMe0oB0"/> Franklin and friends suggest the use of the UMC framework <text:reference-mark-start text:name="ZOTERO_ITEM CSL_CITATION {&quot;citationID&quot;:&quot;stqpzusr&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9hS00KIGZh"/>(Franklin et al., 2020)<text:reference-mark-end text:name="ZOTERO_ITEM CSL_CITATION {&quot;citationID&quot;:&quot;stqpzusr&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9hS00KIGZh"/>. Other work from UMC proponent Lytle suggests a list of extensions to choose from swapping create for choose <text:reference-mark-start text:name="ZOTERO_ITEM CSL_CITATION {&quot;citationID&quot;:&quot;okcktbhn&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bKuDRxAxiz"/>(Lytle, Catete, et al., 2019)<text:reference-mark-end text:name="ZOTERO_ITEM CSL_CITATION {&quot;citationID&quot;:&quot;okcktbhn&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bKuDRxAxiz"/>. Based partly on the cause of teacher stress caused by the open ended nature of the “Create” part of the model.</text:p>
      <text:p text:style-name="Text_20_body">Other researchers used to scaffold creation of coding projects by novices <text:reference-mark-start text:name="ZOTERO_ITEM CSL_CITATION {&quot;citationID&quot;:&quot;hmhdhfgo&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2Gk9ESzebe"/>(Wang et al., 2021)<text:reference-mark-end text:name="ZOTERO_ITEM CSL_CITATION {&quot;citationID&quot;:&quot;hmhdhfgo&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2Gk9ESzebe"/> and note barriers students encoutered including, mapping barriers, other</text:p>
      <text:p text:style-name="P38">GSM as example</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P38">GAP in the research:</text:p>
      <text:p text:style-name="Text_20_body">No research for GDP pattern collection for to text code games with for CS or game studies in young people.</text:p>
      <text:h text:style-name="Heading_20_2" text:outline-level="2"><text:bookmark-start text:name="existing-responses-to-challenges"/>Existing responses to challenges<text:bookmark-end text:name="existing-responses-to-challenges"/></text:h>
      <text:p text:style-name="First_20_paragraph">The scope of this section needs clarifying. While this study takes place in a non-formal setting, the overall scope of the research questions address, in particular the development of computational fluency, is also relevant to formal settings. Thus, some of the following sections do then address formal provision.</text:p>
      <text:p text:style-name="Text_20_body">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text:soft-page-break/>Digital projects as an inclusive pedaogogy<text:bookmark-end text:name="digital-projects-as-an-inclusive-pedaogogy"/></text:h>
      <text:p text:style-name="First_20_paragraph">Livingstone’s <text:reference-mark-start text:name="ZOTERO_ITEM CSL_CITATION {&quot;citationID&quot;:&quot;mvdqxoot&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TARDfsiqsz"/>(Livingstone and Hope, 2011)<text:reference-mark-end text:name="ZOTERO_ITEM CSL_CITATION {&quot;citationID&quot;:&quot;mvdqxoot&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TARDfsiqsz"/>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citationID&quot;:&quot;iyucbjoi&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xBLh8wBTzp"/>(Waite, 2017)<text:reference-mark-end text:name="ZOTERO_ITEM CSL_CITATION {&quot;citationID&quot;:&quot;iyucbjoi&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xBLh8wBTzp"/>,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WHERE FOR THIS??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citationID&quot;:&quot;sknjpuvk&quot;,&quot;properties&quot;:{&quot;formattedCitation&quot;:&quot;(2020)&quot;,&quot;plainCitation&quot;:&quot;(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suppress-author&quot;:true,&quot;prefix&quot;:&quot;&quot;,&quot;suffix&quot;:&quot;&quot;}],&quot;schema&quot;:&quot;https://github.com/citation-style-language/schema/raw/master/csl-citation.json&quot;} RNDfp0V9EVlaF"/>(2020)<text:reference-mark-end text:name="ZOTERO_ITEM CSL_CITATION {&quot;citationID&quot;:&quot;sknjpuvk&quot;,&quot;properties&quot;:{&quot;formattedCitation&quot;:&quot;(2020)&quot;,&quot;plainCitation&quot;:&quot;(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suppress-author&quot;:true,&quot;prefix&quot;:&quot;&quot;,&quot;suffix&quot;:&quot;&quot;}],&quot;schema&quot;:&quot;https://github.com/citation-style-language/schema/raw/master/csl-citation.json&quot;} RNDfp0V9EVlaF"/>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text:soft-page-break/>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text:p>
      <text:p text:style-name="Text_20_body">this was part of the narrative</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citationID&quot;:&quot;bmioxboy&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a0ygXbP795"/>(Mozilla Foundation, 2014)<text:reference-mark-end text:name="ZOTERO_ITEM CSL_CITATION {&quot;citationID&quot;:&quot;bmioxboy&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a0ygXbP795"/>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D&quot;:&quot;lznutbur&quot;,&quot;properties&quot;:{&quot;formattedCitation&quot;:&quot;(Thorne, 2015)&quot;,&quot;plainCitation&quot;:&quot;(Thorne, 2015)&quot;,&quot;noteIndex&quot;:0},&quot;citationItems&quot;:[{&quot;id&quot;:9602,&quot;uris&quot;:[&quot;http://zotero.org/users/1913249/items/J4X6L9CF&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uffix&quot;:&quot;&quot;}],&quot;schema&quot;:&quot;https://github.com/citation-style-language/schema/raw/master/csl-citation.json&quot;} RND4Z9QWuUKJO"/>(Thorne, 2015)<text:reference-mark-end text:name="ZOTERO_ITEM CSL_CITATION {&quot;citationID&quot;:&quot;lznutbur&quot;,&quot;properties&quot;:{&quot;formattedCitation&quot;:&quot;(Thorne, 2015)&quot;,&quot;plainCitation&quot;:&quot;(Thorne, 2015)&quot;,&quot;noteIndex&quot;:0},&quot;citationItems&quot;:[{&quot;id&quot;:9602,&quot;uris&quot;:[&quot;http://zotero.org/users/1913249/items/J4X6L9CF&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uffix&quot;:&quot;&quot;}],&quot;schema&quot;:&quot;https://github.com/citation-style-language/schema/raw/master/csl-citation.json&quot;} RND4Z9QWuUKJO"/>.</text:p>
      <text:p text:style-name="Text_20_body">In 2015 I contributed a short line course called Quacking Javascript to this webmaker curriclum. In my report on the underlying pedagogical approaches <text:reference-mark-start text:name="ZOTERO_ITEM CSL_CITATION {&quot;citationID&quot;:&quot;eoelzgod&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uWXs5TjFOi"/>(Chesterman, 2015)<text:reference-mark-end text:name="ZOTERO_ITEM CSL_CITATION {&quot;citationID&quot;:&quot;eoelzgod&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uWXs5TjFOi"/>,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3" text:outline-level="3"><text:bookmark-start text:name="grass-roots-community-responses"/>Grass Roots community responses<text:bookmark-end text:name="grass-roots-community-responses"/></text:h>
      <text:p text:style-name="First_20_paragraph">FCL worked to expose limits to the online resources and communities.</text:p>
      <text:h text:style-name="Heading_20_4" text:outline-level="4"><text:bookmark-start text:name="code-club-coder-dojo-and-raspberry-jam---a-community-responses-to-the-needs-of-informal"/>Code Club, Coder Dojo and Raspberry Jam - a community responses to the needs of informal<text:bookmark-end text:name="code-club-coder-dojo-and-raspberry-jam---a-community-responses-to-the-needs-of-informal"/></text:h>
      <text:p text:style-name="First_20_paragraph">A grass roots approach drawing on enthusiasts.</text:p>
      <text:p text:style-name="Text_20_body"><text:soft-page-break/>A large take up of enthusiastic community activity in response to a model encouraging others to organise their own events.</text:p>
      <text:p text:style-name="Text_20_body">In terms of the aims of this literature review to identify pedagogical approaches, while the setting and espoused ethos of the club is towards informal approaches, the resources provided to support clubs, are nearly exclusively instructional in design.</text:p>
      <text:p text:style-name="Text_20_body">Although research shows that only a small number of code club respondents used such resources <text:reference-mark-start text:name="ZOTERO_ITEM CSL_CITATION {&quot;citationID&quot;:&quot;swoppylj&quot;,&quot;properties&quot;:{&quot;formattedCitation&quot;:&quot;(Aivaloglou and Hermans, 2019)&quot;,&quot;plainCitation&quot;:&quot;(Aivaloglou and Hermans, 2019)&quot;,&quot;noteIndex&quot;:0},&quot;citationItems&quot;:[{&quot;id&quot;:3539,&quot;uris&quot;:[&quot;http://zotero.org/users/1913249/items/XB98VRSN&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d5ETZMLm4g"/>(Aivaloglou and Hermans, 2019)<text:reference-mark-end text:name="ZOTERO_ITEM CSL_CITATION {&quot;citationID&quot;:&quot;swoppylj&quot;,&quot;properties&quot;:{&quot;formattedCitation&quot;:&quot;(Aivaloglou and Hermans, 2019)&quot;,&quot;plainCitation&quot;:&quot;(Aivaloglou and Hermans, 2019)&quot;,&quot;noteIndex&quot;:0},&quot;citationItems&quot;:[{&quot;id&quot;:3539,&quot;uris&quot;:[&quot;http://zotero.org/users/1913249/items/XB98VRSN&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d5ETZMLm4g"/>, preferring an less-structured approach, which is therefore not supported.</text:p>
      <text:p text:style-name="Text_20_body">All three projects have been subsumed into the RPI foundation raising issues of how much it is optimal for support to be concentrated in one organisation.</text:p>
      <text:h text:style-name="Heading_20_2" text:outline-level="2"><text:bookmark-start text:name="conclusion"/>Conclusion<text:bookmark-end text:name="conclusion"/></text:h>
      <text:h text:style-name="Heading_20_3" text:outline-level="3"><text:bookmark-start text:name="synthesis-of-chapter-discussion"/>Synthesis of chapter / discussion<text:bookmark-end text:name="synthesis-of-chapter-discussion"/></text:h>
      <text:p text:style-name="First_20_paragraph">A shorter summary leading up to the detailed problem statement of the thesis.</text:p>
      <text:p text:style-name="Text_20_body">Including some of the following elements</text:p>
      <text:list text:style-name="L36">
        <text:list-item>
          <text:p text:style-name="P42"><text:span text:style-name="T3">Guided participation: </text:span>There is a stream in the research which critiques not-only instruction-based approaches but also child-led discovery within magically designed tools and communities. Rogoff’s take on guided participation as between these poles informs this study.</text:p>
        </text:list-item>
        <text:list-item>
          <text:p text:style-name="P42"><text:span text:style-name="T3">Tensions surrounding authenticity of tool use:</text:span> my desire to link with developer communities and the world of open sources introduces tensions.</text:p>
        </text:list-item>
        <text:list-item>
          <text:p text:style-name="P42"><text:span text:style-name="T3">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42"><text:span text:style-name="T3">Structural challenges continue but the stuggle continues:</text:span> schools, curriculum etc, financial sustainability, limits of sustained volunteer activities, - however change is possible, this research provides a possible avenue.</text:p>
        </text:list-item>
      </text:list>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list text:style-name="L37">
        <text:list-item>
          <text:p text:style-name="P43">Discussion of implications of synthesis of the Literature review</text:p>
        </text:list-item>
        <text:list-item>
          <text:p text:style-name="P43">Description on how the RQs frame the problem to help an investigation via the data gathered.</text:p>
        </text:list-item>
      </text:list>
      <text:h text:style-name="Heading_20_3" text:outline-level="3"><text:bookmark-start text:name="link-to-the-next-chapter"/><text:soft-page-break/>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section text:style-name="Sect1" text:name="ZOTERO_BIBL {&quot;uncited&quot;:[],&quot;omitted&quot;:[],&quot;custom&quot;:[]} CSL_BIBLIOGRAPHY RNDgbiFtz6oPp">
        <text:p text:style-name="Bibliography_20_1">Aivaloglou, E. and Hermans, F. (2019) ‘How is programming taught in code clubs? Exploring the experiences and gender perceptions of code club teachers.’ <text:span text:style-name="T1">In</text:span> <text:span text:style-name="T1">Proceedings of the 19th Koli Calling International Conference on Computing Education Research</text:span>. Koli Finland: ACM, pp. 1–10.</text:p>
        <text:p text:style-name="Bibliography_20_1">Arya, A., Chastine, J., Preston, J. and Fowler, A. (2013) ‘An International Study on Learning and Process Choices in the Global Game Jam:’ <text:span text:style-name="T1">International Journal of Game-Based Learning</text:span>, 3(4) pp. 27–46.</text:p>
        <text:p text:style-name="Bibliography_20_1">Azimullah, Z., An, Y. S. and Denny, P. (2020) ‘Evaluating an Interactive Tool for Teaching Design Patterns.’ <text:span text:style-name="T1">In</text:span> <text:span text:style-name="T1">Proceedings of the Twenty-Second Australasian Computing Education Conference</text:span>. Melbourne, VIC, Australia: Association for Computing Machinery (ACE’20), pp. 167–176.</text:p>
        <text:p text:style-name="Bibliography_20_1">Baykal, G. E., Eriksson, E., Björk, S. and Torgersson, O. (2019) ‘Using Gameplay Design Patterns to Support Children’s Collaborative Interactions for Learning.’ <text:span text:style-name="T1">In</text:span> <text:span text:style-name="T1">Extended Abstracts of the 2019 CHI Conference on Human Factors in Computing Systems</text:span>. Glasgow Scotland Uk: ACM, pp. 1–6.</text:p>
        <text:p text:style-name="Bibliography_20_1">Bermingham, S., Charlier, N., Dagnino, F., Duggan, J., Earp, J., Kiili, K., Luts, E., Whitton, N. and Stock, L. (2013) ‘Approaches to Collaborative Game-Making for Fostering 21st Century Skills.’ <text:span text:style-name="T1">In</text:span> <text:span text:style-name="T1">7th European Conference on Games Based Learning, ECGBL 2013</text:span>.</text:p>
        <text:p text:style-name="Bibliography_20_1">Bjork, S. and Holopainen, J. (2005) <text:span text:style-name="T1">Patterns in game design</text:span>. 1st ed, Hingham, Mass: Charles River Media (Charles River Media game development series).</text:p>
        <text:p text:style-name="Bibliography_20_1">Brennan, K. and Resnick, M. (2013) ‘Imagining, Creating, Playing, Sharing, Reflecting: How Online Community Supports Young People as Designers of Interactive Media.’ <text:span text:style-name="T1">In</text:span> Mouza, C. and Lavigne, N. (eds) <text:span text:style-name="T1">Emerging Technologies for the Classroom</text:span>. New York, NY: Springer New York, pp. 253–268.</text:p>
        <text:p text:style-name="Bibliography_20_1">Buechley, L., Eisenberg, M., Catchen, J. and Crockett, A. (2008) ‘The LilyPad Arduino: using computational textiles to investigate engagement, aesthetics, and diversity in computer science education.’ <text:span text:style-name="T1">In</text:span> <text:span text:style-name="T1">Proceedings of the SIGCHI Conference on Human Factors in Computing Systems</text:span>. Florence Italy: ACM, pp. 423–432.</text:p>
        <text:p text:style-name="Bibliography_20_1">Caillois, R. (2001) <text:span text:style-name="T1">Man, Play and Games</text:span>. Reprint edition, Urbana: University of Illinois Press.</text:p>
        <text:p text:style-name="Bibliography_20_1"><text:soft-page-break/>Chesterman, M. (2015) <text:span text:style-name="T1">Webmaking using Javascript to promote student engagement and constructivist learning approaches at KS3</text:span>. [Online] [Accessed on 19th March 2016] http://digitalducks.org/blog/project-report-webmaking/.</text:p>
        <text:p text:style-name="Bibliography_20_1">da Cruz Silva, D. S., Schots, M. and Duboc, L. (2019) ‘Fostering Design Patterns Education: An Exemplar Inspired in the Angry Birds Game Franchise.’ <text:span text:style-name="T1">In</text:span> <text:span text:style-name="T1">Proceedings of the XVIII Brazilian Symposium on Software Quality</text:span>. Fortaleza, Brazil: Association for Computing Machinery (SBQS’19), pp. 168–177.</text:p>
        <text:p text:style-name="Bibliography_20_1">Csizmadia, A., Curzon, P., Dorling, M., Humphreys, S., Ng, T., Selby, C. and Woollard, J. (2015) <text:span text:style-name="T1">Computational thinking - A guide for teachers</text:span>.</text:p>
        <text:p text:style-name="Bibliography_20_1">Curzon, P., Waite, J., Maton, K. and Donohue, J. (2020) ‘Using semantic waves to analyse the effectiveness of unplugged computing activities.’ <text:span text:style-name="T1">In</text:span> <text:span text:style-name="T1">Proceedings of the 15th Workshop on Primary and Secondary Computing Education</text:span>. New York, NY, USA: Association for Computing Machinery (WiPSCE ’20), pp. 1–10.</text:p>
        <text:p text:style-name="Bibliography_20_1">Dam, R. F. (2024) <text:span text:style-name="T1">The 5 Stages in the Design Thinking Process</text:span>. The Interaction Design Foundation. [Online] [Accessed on 17th July 2024] https://www.interaction-design.org/literature/article/5-stages-in-the-design-thinking-process.</text:p>
        <text:p text:style-name="Bibliography_20_1">Denner, J. and Campe, S. (2008) ‘What do girls want? What games made by girls can tell us.’ <text:span text:style-name="T1">Beyond Barbie and Mortal Kombat: New perspectives on gender and gaming</text:span> pp. 128–144.</text:p>
        <text:p text:style-name="Bibliography_20_1">Denner, J., Campe, S. and Werner, L. (2019) ‘Does Computer Game Design and Programming Benefit Children? A Meta-Synthesis of Research.’ <text:span text:style-name="T1">ACM Transactions on Computing Education</text:span>, 19(3) pp. 1–35.</text:p>
        <text:p text:style-name="Bibliography_20_1">Denner, J., Ortiz, E., Campe, S. and Werner, L. (2014) ‘Beyond Stereotypes of Gender and Gaming: Video Games Made by Middle School Students.’ <text:span text:style-name="T1">In</text:span> Angelides, M. C. and Agius, H. (eds) <text:span text:style-name="T1">Handbook of Digital Games</text:span>. Hoboken, NJ, USA: John Wiley &amp; Sons, Inc., pp. 667–688.</text:p>
        <text:p text:style-name="Bibliography_20_1">Denner, J., Werner, L., Campe, S. and Ortiz, E. (2014) ‘Using game mechanics to measure what students learn from programming games.’ <text:span text:style-name="T1">International Journal of Game-Based Learning (IJGBL)</text:span>, 4(3) pp. 13–22.</text:p>
        <text:p text:style-name="Bibliography_20_1">Denner, J., Werner, L. and Ortiz, E. (2012) ‘Computer games created by middle school girls: Can they be used to measure understanding of computer science concepts?’ <text:span text:style-name="T1">Computers &amp; Education</text:span>, 58(1) pp. 240–249.</text:p>
        <text:p text:style-name="Bibliography_20_1">DiSalvo, B., Guzdial, M., Bruckman, A. and McKlin, T. (2014) ‘Saving Face While Geeking Out: Video Game Testing as a Justification for Learning Computer Science.’ <text:span text:style-name="T1">Journal of the Learning Sciences</text:span>, 23(3) pp. 272–315.</text:p>
        <text:p text:style-name="Bibliography_20_1">DiSalvo, B. J., Crowley, K. and Norwood, R. (2008) ‘Learning in Context <text:s text:c="51"/>, <text:s text:c="60"/>Learning in Context: Digital Games and Young Black <text:soft-page-break/>Men <text:s text:c="12"/>, <text:s text:c="21"/>Digital Games and Young Black Men.’ <text:span text:style-name="T1">Games and Culture</text:span>, 3(2) pp. 131–141.</text:p>
        <text:p text:style-name="Bibliography_20_1">DiSalvo, B. J., Guzdail, M., Mcklin, T., Meadows, C., Perry, K., Steward, C. and Bruckman, A. (2009) ‘Glitch Game Testers: African American Men Breaking Open the Console.’ <text:span text:style-name="T1">In</text:span> <text:span text:style-name="T1">Breaking New Ground: Innovation in Games, Play, Practice and Theory.</text:span>, p. 7.</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Earp, J. (2015) ‘Game Making for Learning: A Systematic Review of the Research Literature.’ <text:span text:style-name="T1">In</text:span>.</text:p>
        <text:p text:style-name="Bibliography_20_1">Eberhardt, R. (2016) ‘No One Way to Jam: Game Jams for Creativity, Learning, Entertainment, and Research.’ <text:span text:style-name="T1">In</text:span>. ACM Press, pp. 34–37.</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Eshach, H. (2007) ‘Bridging In-school and Out-of-school Learning: Formal, Non-Formal, and Informal Education.’ <text:span text:style-name="T1">Journal of Science Education and Technology</text:span>, 16(2) pp. 171–190.</text:p>
        <text:p text:style-name="Bibliography_20_1">Fensham-Smith, A. J. (2021) ‘Invisible pedagogies in home education: Freedom, power and control.’ <text:span text:style-name="T1">Journal of Pedagogy</text:span>, 12(1) pp. 5–27.</text:p>
        <text:p text:style-name="Bibliography_20_1">Franklin, D., Coenraad, M., Palmer, J., Eatinger, D., Zipp, A., Anaya, M., White, M., Pham, H., Gökdemir, O. and Weintrop, D. (2020) ‘An Analysis of Use-Modify-Create Pedagogical Approach’s Success in Balancing Structure and Student Agency.’ <text:span text:style-name="T1">In</text:span> <text:span text:style-name="T1">Proceedings of the 2020 ACM Conference on International Computing Education Research</text:span>. Virtual Event New Zealand: ACM, pp. 14–24.</text:p>
        <text:p text:style-name="Bibliography_20_1">Gabler, K., Gray, K., Shodhan, S. and Kucic, M. (2005) ‘How to prototype a game in under 7 days.’ <text:span text:style-name="T1">Gamasutra, October</text:span>, 26.</text:p>
        <text:p text:style-name="Bibliography_20_1">Galen, J. V. and Pitman, M. A. (1991) <text:span text:style-name="T1">Home Schooling: Political, Historical, and Pedagogical Perspectives</text:span>. Bloomsbury Publishing USA.</text:p>
        <text:p text:style-name="Bibliography_20_1">Games for Change (2017) <text:span text:style-name="T1">Get your copy of The Game Jam Guide</text:span>. Games for Change. [Online] [Accessed on 30th October 2017] http://www.gamesforchange.org/2017/08/get-your-copy-of-the-the-game-jam-guide/.</text:p>
        <text:p text:style-name="Bibliography_20_1">Gamma, E., Johnson, R., Vlissides, J. and Helm, R. (1995) <text:span text:style-name="T1">Design patterns: elements of reusable object-oriented software</text:span>. Addison-Wesley.</text:p>
        <text:p text:style-name="Bibliography_20_1"><text:soft-page-break/>Gee, J. P. (2004) <text:span text:style-name="T1">What video games have to teach us about learning and literacy</text:span>. 1. paperback ed, New York, NY: Palgrave Macmillan (Education).</text:p>
        <text:p text:style-name="Bibliography_20_1">Gibbes, M. and Carson, L. (2014) ‘Project-based language learning: an activity theory analysis.’ <text:span text:style-name="T1">Innovation in Language Learning and Teaching</text:span>, 8(2) pp. 171–189.</text:p>
        <text:p text:style-name="Bibliography_20_1">Goddard, W., Byrne, R. and Mueller, F. ‘Floyd’ (2014) ‘Playful Game Jams: Guidelines for Designed Outcomes.’ <text:span text:style-name="T1">In</text:span>. ACM Press, pp. 1–10.</text:p>
        <text:p text:style-name="Bibliography_20_1">Gomes, A. and Mendes, A. J. (2007) ‘Learning to program-difficulties and solutions.’ <text:span text:style-name="T1">In</text:span> <text:span text:style-name="T1">International conference on engineering Education–ICEE</text:span>.</text:p>
        <text:p text:style-name="Bibliography_20_1">Gray, P. and Riley, G. (2013) ‘The Challenges and Benefits of Unschooling, According to 232 Families Who Have Chosen that Route,’ 7(14).</text:p>
        <text:p text:style-name="Bibliography_20_1">Harel, I. and Papert, S. (eds) (1991) <text:span text:style-name="T1">Constructionism: research reports and essays, 1985-1990</text:span>. Norwood, N.J: Ablex Pub. Corp.</text:p>
        <text:p text:style-name="Bibliography_20_1">Hayes, E. R. and Games, I. A. (2008) ‘Making Computer Games and Design Thinking: A Review of Current Software and Strategies.’ <text:span text:style-name="T1">Games and Culture</text:span>, 3(3–4) pp. 309–332.</text:p>
        <text:p text:style-name="Bibliography_20_1">Hoyles, C. (1993) ‘Microworlds/Schoolworlds: The Transformation of an Innovation.’ <text:span text:style-name="T1">In</text:span> Keitel, C. and Ruthven, K. (eds) <text:span text:style-name="T1">Learning from Computers: Mathematics Education and Technology</text:span>. Berlin, Heidelberg: Springer (NATO ASI Series), pp. 1–17.</text:p>
        <text:p text:style-name="Bibliography_20_1">Hoyles, C. and Noss, R. (1992) ‘A pedagogy for mathematical microworlds.’ <text:span text:style-name="T1">Educational Studies in Mathematics</text:span>, 23(1) pp. 31–57.</text:p>
        <text:p text:style-name="Bibliography_20_1">Hung, D. W. L. and Wong, A. F. L. (2000) ‘Activity Theory as a Framework for Project Work in Learning Environments.’ <text:span text:style-name="T1">Educational Technology</text:span>. Educational Technology Publications, Inc., 40(2) pp. 33–37.</text:p>
        <text:p text:style-name="Bibliography_20_1">Illich, I. (1971) <text:span text:style-name="T1">Deschooling society</text:span>. 1st ed., New York: Harper &amp; Row (World perspectives, v. 44).</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J. and Watkins, S. C. (2013) <text:span text:style-name="T1">Connected learning: An agenda for research and design</text:span>. Digital Media and Learning Research Hub.</text:p>
        <text:p text:style-name="Bibliography_20_1">João, P., Nuno, D., Fábio, S. F. and Ana, P. (2019) ‘A Cross-analysis of Block-based and Visual Programming Apps with Computer Science Student-Teachers.’ <text:span text:style-name="T1">Education Sciences</text:span>. Multidisciplinary Digital Publishing Institute, 9(3) p. 181.</text:p>
        <text:p text:style-name="Bibliography_20_1"><text:soft-page-break/>Kafai, Y. B. and Resnick, M. (1996) <text:span text:style-name="T1">Constructionism in Practice: Designing, Thinking, and Learning in A Digital World</text:span>. 1 edition, Mahwah, N.J: Routledge.</text:p>
        <text:p text:style-name="Bibliography_20_1">Kafai, Y. and Burke, Q. (2014a)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European Society for Socially Embedded Technologies (Gender IT ’14), p. 21:21-21:28.</text:p>
        <text:p text:style-name="Bibliography_20_1">Kafai, Y. and Burke, Q. (2014b) ‘Mindstorms 2.0 Children, Programming, and Computational Participation.’ <text:span text:style-name="T1">In</text:span>.</text:p>
        <text:p text:style-name="Bibliography_20_1">Kafai, Y. and Burke, Q. (2015) ‘Constructionist gaming: understanding the benefits of making games for learning.’ <text:span text:style-name="T1">Educational Psychologist</text:span>, 50(4) pp. 313–334.</text:p>
        <text:p text:style-name="Bibliography_20_1">Kafai, Y., Roque, R., Fields, D. and Monroy-Hernandez, A. (2011) ‘Collaboration by choice: Youth online creative collabs in Scratch.’ <text:span text:style-name="T1">In</text:span> <text:span text:style-name="T1">Proceedings of the 19th international conference on computers in education</text:span>, pp. 189–193.</text:p>
        <text:p text:style-name="Bibliography_20_1">Kafai, Y., Rusk, N., Burke, Q., Mote, C., Peppler, K., Fields, D. A., Roque, R., Telhan, O., Elinich, K. and Magnifico, A. (2014) ‘Motivating and Broadening Participation: Competitions, Contests, Challenges, and Circles for Supporting STEM Learning.’</text:p>
        <text:p text:style-name="Bibliography_20_1">Klopfer, E., Osterweil, S., Salen, K., and others (2009) ‘Moving learning games forward.’ <text:span text:style-name="T1">Cambridge, MA: The Education Arcade</text:span>.</text:p>
        <text:p text:style-name="Bibliography_20_1">Kokotsaki, D., Menzies, V. and Wiggins, A. (2016) ‘Project-based learning: A review of the literature.’ <text:span text:style-name="T1">Improving Schools</text:span>, 19(3) pp. 267–277.</text:p>
        <text:p text:style-name="Bibliography_20_1">Kynigos, C. (2007) ‘Half-Baked Logo Microworlds as Boundary Objects in Integrated Design.’ <text:span text:style-name="T1">Informatics in Education - An International Journal</text:span>, 6(2) pp. 335–359.</text:p>
        <text:p text:style-name="Bibliography_20_1">Kynigos, C. and Yiannoutsou, N. (2018) ‘Children challenging the design of half-baked games: Expressing values through the process of game modding.’ <text:span text:style-name="T1">International Journal of Child-Computer Interaction</text:span>, April.</text:p>
        <text:p text:style-name="Bibliography_20_1">Lee, I., Martin, F., Denner, J., Coulter, B., Allan, W., Erickson, J., Malyn-Smith, J. and Werner, L. (2011) ‘Computational thinking for youth in practice.’ <text:span text:style-name="T1">ACM Inroads</text:span>, 2(1) pp. 32–37.</text:p>
        <text:p text:style-name="Bibliography_20_1">Leggett, G. and Harrington, I. (2021) ‘The impact of Project Based Learning (PBL) on students from low socio economic statuses: a review.’ <text:span text:style-name="T1">International Journal of Inclusive Education</text:span>. Routledge, 25(11) pp. 1270–1286.</text:p>
        <text:p text:style-name="Bibliography_20_1">Leggett, S. and Roque, R. (2017) <text:span text:style-name="T1">Family Creative Learning - Faciliators Guide</text:span>. familycreativelearning.org.</text:p>
        <text:p text:style-name="Bibliography_20_1"><text:soft-page-break/>Livingstone, I. and Hope, A. (2011) <text:span text:style-name="T1">Next Gen: Transforming the UK into the world’s leading talent hub for the video games and visual effects industries</text:span>. National Endowment for Science, Technology and the Arts (NESTA),.</text:p>
        <text:p text:style-name="Bibliography_20_1">Lodi, M. and Martini, S. (2021) ‘Computational Thinking, Between Papert and Wing.’ <text:span text:style-name="T1">Science &amp; Education</text:span>, 30(4) pp. 883–908.</text:p>
        <text:p text:style-name="Bibliography_20_1">Luther, K., Caine, K., Ziegler, K. and Bruckman, A. (2010) ‘Why It Works (when It Works): Success Factors in Online Creative Collaboration.’ <text:span text:style-name="T1">In</text:span> <text:span text:style-name="T1">Proceedings of the 16th ACM International Conference on Supporting Group Work</text:span>. New York, NY, USA: ACM (GROUP ’10), pp. 1–10.</text:p>
        <text:p text:style-name="Bibliography_20_1">Lytle, N., Cateté, V., Boulden, D., Dong, Y., Houchins, J., Milliken, A., Isvik, A., Bounajim, D., Wiebe, E. and Barnes, T. (2019) ‘Use, Modify, Create: Comparing Computational Thinking Lesson Progressions for STEM Classes.’ <text:span text:style-name="T1">In</text:span> <text:span text:style-name="T1">Proceedings of the 2019 ACM Conference on Innovation and Technology in Computer Science Education</text:span>. Aberdeen Scotland Uk: ACM, pp. 395–401.</text:p>
        <text:p text:style-name="Bibliography_20_1">Lytle, N., Catete, V., Isvik, A., Boulden, D., Dong, Y., Wiebe, E. and Barnes, T. (2019) ‘From “Use” to “Choose”: Scaffolding CT Curricula and Exploring Student Choices while Programming (Practical Report).’ <text:span text:style-name="T1">In</text:span> <text:span text:style-name="T1">Proceedings of the 14th Workshop in Primary and Secondary Computing Education</text:span>. New York, NY, USA: Association for Computing Machinery (WiPSCE’19), pp. 1–6.</text:p>
        <text:p text:style-name="Bibliography_20_1">Macnaught, L., Maton, K., Martin, J. R. and Matruglio, E. (2013) ‘Jointly constructing semantic waves: Implications for teacher training.’ <text:span text:style-name="T1">Linguistics and Education</text:span>. (Cumulative knowledge-building in secondary schooling), 24(1) pp. 50–63.</text:p>
        <text:p text:style-name="Bibliography_20_1">Mozilla Foundation (2014) <text:span text:style-name="T1">Webmaker Whitepaper</text:span>. [Online] [Accessed on 9th May 2015] https://wiki.mozilla.org/Webmaker/Whitepaper.</text:p>
        <text:p text:style-name="Bibliography_20_1">Papert, S. (1980) <text:span text:style-name="T1">Mindstorms: children, computers, and powerful ideas</text:span>. New York: Basic Books.</text:p>
        <text:p text:style-name="Bibliography_20_1">Papert, S. (1993) <text:span text:style-name="T1">The children’s machine: rethinking school in the age of the computer</text:span>. New York: BasicBooks.</text:p>
        <text:p text:style-name="Bibliography_20_1">Papert, S. (2002) ‘The Turtle’s Long Slow Trip: Macro-Educological Perspectives on Microworlds.’ <text:span text:style-name="T1">Journal of Educational Computing Research</text:span>, 27(1) pp. 7–27.</text:p>
        <text:p text:style-name="Bibliography_20_1">Papert, S. and Turkle, S. (1990) ‘Epistemological Pluralism and the Revaluation of the Concrete.’ <text:span text:style-name="T1">Signs</text:span>, 16(1).</text:p>
        <text:p text:style-name="Bibliography_20_1">Pelletier, C. (2008) ‘Gaming in Context: How Young People Construct Their Gendered Identities in Playing and Making Games.’ <text:span text:style-name="T1">In</text:span> Kafai, Y. B., Heeter, C., Denner, J., Sun, J. Y., Kafai, Y. B., and Sun, J. Y. (eds) <text:span text:style-name="T1">Beyond Barbie and Mortal Kombat: New Perspectives on Gender and Gaming</text:span>. Cambridge, MA: MIT Press, pp. 145–159.</text:p>
        <text:p text:style-name="Bibliography_20_1"><text:soft-page-break/>Peppler, K. A., Chapman, R. N. and Kafai, Y. B. (2009) <text:span text:style-name="T1">The Computer Clubhouse: Constructionism and Creativity in Youth Communities</text:span>. 50045th edition, New York: Teachers College Press.</text:p>
        <text:p text:style-name="Bibliography_20_1">Preston, D. (2006) ‘Using collaborative learning research to enhance pair programming pedagogy.’ <text:span text:style-name="T1">ACM SIGITE Newsletter</text:span>, 3(1) pp. 16–21.</text:p>
        <text:p text:style-name="Bibliography_20_1">Resnick, M. (2007) ‘All I really need to know (about creative thinking) I learned (by studying how children learn) in kindergarten.’ <text:span text:style-name="T1">In</text:span> <text:span text:style-name="T1">Proceedings of the 6th ACM SIGCHI conference on Creativity &amp; cognition</text:span>. ACM, pp. 1–6.</text:p>
        <text:p text:style-name="Bibliography_20_1">Resnick, M. (2012) <text:span text:style-name="T1">ScratchEd: Working with teachers to develop design-based <text:s/>approaches to the cultivation of computational thinking</text:span>. MIT.</text:p>
        <text:p text:style-name="Bibliography_20_1">Resnick, M. (2017) <text:span text:style-name="T1">Lifelong Kindergarten: Cultivating Creativity Through Projects, Passion, Peers, and Play</text:span>. Cambridge, Massachusetts: MIT Press.</text:p>
        <text:p text:style-name="Bibliography_20_1">Resnick, M. and Rusk, N. (1996) ‘The Computer Clubhouse: Preparing for life in a digital world.’ <text:span text:style-name="T1">IBM Systems Journal</text:span>, 35(3.4) pp. 431–439.</text:p>
        <text:p text:style-name="Bibliography_20_1">Resnick, M. and Rusk, N. (2020) ‘Coding at a crossroads.’ <text:span text:style-name="T1">Communications of the ACM</text:span>, 63(11) pp. 120–127.</text:p>
        <text:p text:style-name="Bibliography_20_1">Rieber, L. P. (2004) ‘Microworlds.’ <text:span text:style-name="T1">In</text:span> <text:span text:style-name="T1">Handbook of Research on Educational Communications and Technology</text:span>. 2nd ed., Routledge.</text:p>
        <text:p text:style-name="Bibliography_20_1">Roque, R. V. (2016) <text:span text:style-name="T1">Family creative learning : designing structures to engage kids and parents as computational creators</text:span>. Thesis. Massachusetts Institute of Technology.</text:p>
        <text:p text:style-name="Bibliography_20_1">Rothermel, P. (2003) ‘Can We Classify Motives for Home Education?’ <text:span text:style-name="T1">Evaluation &amp; Research in Education</text:span>. Routledge, 17(2–3) pp. 74–89.</text:p>
        <text:p text:style-name="Bibliography_20_1">Sefton-Green, J. and Erstad, O. (2012) ‘Identity, Community, and Learning Lives in the Digital Age.’ <text:span text:style-name="T1">In</text:span> Erstad, O. and Sefton-Green, J. (eds) <text:span text:style-name="T1">Identity, Community, and Learning Lives in the Digital Age</text:span>. 1st ed., Cambridge University Press, pp. 1–20.</text:p>
        <text:p text:style-name="Bibliography_20_1">Sentance, S. and Csizmadia, A. (2015) ‘Teachers’ perspectives on successful strategies for teaching Computing in school’ p. 10.</text:p>
        <text:p text:style-name="Bibliography_20_1">Sentance, S., Waite, J. and Kallia, M. (2019) ‘Teaching computer programming with PRIMM: a sociocultural perspective.’ <text:span text:style-name="T1">Computer Science Education</text:span>. Routledge, 29(2–3) pp. 136–176.</text:p>
        <text:p text:style-name="Bibliography_20_1">Statter, D. and Armoni, M. (2016) ‘Teaching Abstract Thinking in Introduction to Computer Science for 7th Graders.’ <text:span text:style-name="T1">In</text:span> <text:span text:style-name="T1">Proceedings of the 11th Workshop in Primary and Secondary Computing Education on ZZZ - WiPSCE ’16</text:span>. M&amp;#252;nster, Germany: ACM Press, pp. 80–83.</text:p>
        <text:p text:style-name="Bibliography_20_1"><text:soft-page-break/>Tedre, M. and Denning, P. J. (2016) ‘The long quest for computational thinking.’ <text:span text:style-name="T1">In</text:span> <text:span text:style-name="T1">Proceedings of the 16th Koli Calling International Conference on Computing Education Research</text:span>. Koli Finland: ACM, pp. 120–129.</text:p>
        <text:p text:style-name="Bibliography_20_1">Thorne, M. (2015) ‘Clubs: Web Literacy Basics curriculum.’ Mozilla Clubs. [Online] [Accessed on 11th July 2024] https://michellethorne.cc/2015/03/clubs-web-literacy-basics-curriculum/.</text:p>
        <text:p text:style-name="Bibliography_20_1">Thumlert, K., de Castell, S. and Jenson, J. (2018) ‘Learning through game design: A production pedagogy.’ <text:span text:style-name="T1">In</text:span> <text:span text:style-name="T1">Proceedings of the 12th european conference on game-based learning ECGBL, publisher: ACPI</text:span>.</text:p>
        <text:p text:style-name="Bibliography_20_1">Vossoughi, S., Hooper, P. K. and Escudé, M. (2016) ‘Making through the lens of culture and power: Toward transformative visions for educational equity.’ <text:span text:style-name="T1">Harvard Educational Review</text:span>, 86(2) pp. 206–232.</text:p>
        <text:p text:style-name="Bibliography_20_1">Waite, J. (2017) <text:span text:style-name="T1">Pedagogy in teaching Computer Science in schools: A Literature Review</text:span>. Royal Society, p. 90.</text:p>
        <text:p text:style-name="Bibliography_20_1">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 14.</text:p>
        <text:p text:style-name="Bibliography_20_1">Wang, W., Kwatra, A., Skripchuk, J., Gomes, N., Milliken, A., Martens, C., Barnes, T. and Price, T. (2021) ‘Novices’ Learning Barriers When Using Code Examples in Open-Ended Programming.’ <text:span text:style-name="T1">In</text:span> <text:span text:style-name="T1">Proceedings of the 26th ACM Conference on Innovation and Technology in Computer Science Education V. 1</text:span>. New York, NY, USA: Association for Computing Machinery (ITiCSE ’21), pp. 394–400.</text:p>
        <text:p text:style-name="Bibliography_20_1">Werner, L., Campe, S. and Denner, J. (2012) ‘Children learning computer science concepts via Alice game-programming.’ <text:span text:style-name="T1">In</text:span> <text:span text:style-name="T1">Proceedings of the 43rd ACM technical symposium on Computer Science Education</text:span>. New York, NY, USA: Association for Computing Machinery (SIGCSE ’12), pp. 427–432.</text:p>
        <text:p text:style-name="Bibliography_20_1">Werner, L., Denner, J. and Campe, S. (2014) ‘Children Programming Games: A Strategy for Measuring Computational Learning.’ <text:span text:style-name="T1">ACM Transactions on Computing Education</text:span>, 14(4) pp. 1–22.</text:p>
        <text:p text:style-name="Bibliography_20_1"><text:soft-page-break/>Werner, L., Denner, J., Campe, S. and Kawamoto, D. C. (2012) ‘The Fairy Performance Assessment: Measuring Computational Thinking in Middle School.’ <text:span text:style-name="T1">In</text:span> <text:span text:style-name="T1">Proceedings of the 43rd ACM Technical Symposium on Computer Science Education</text:span>. New York, NY, USA: ACM (SIGCSE ’12), pp. 215–220.</text:p>
        <text:p text:style-name="Bibliography_20_1">Werner, L., Denner, J., Campe, S., Ortiz, E., DeLay, D., Hartl, A. C. and Laursen, B. (2013) ‘Pair programming for middle school students: does friendship influence academic outcomes?’ <text:span text:style-name="T1">In</text:span>. ACM Press, p. 421.</text:p>
        <text:p text:style-name="Bibliography_20_1">Werner, L. L., Campe, S. and Denner, J. (2005) ‘Middle school girls + games programming = information technology fluency.’ <text:span text:style-name="T1">In</text:span> <text:span text:style-name="T1">Proceedings of the 6th conference on Information technology education</text:span>. Newark NJ USA: ACM, pp. 301–305.</text:p>
        <text:p text:style-name="Bibliography_20_1">Werquin, P. (2009) ‘Recognition of Non-formal and Informal Learning in OECD Countries: an Overview of Some Key Issues.’ <text:span text:style-name="T1">Recognition of Non-formal and Informal Learning in OECD Countries: an Overview of Some Key Issues</text:span>, (03/2009) March.</text:p>
        <text:p text:style-name="Bibliography_20_1">Wi̇Narno, N., Rusdi̇Ana, D., Samsudi̇N, A., Susi̇Lowati̇, E., Ahmad, N. and Afi̇Fah, R. M. A. (2020) ‘The steps of the Engineering Design Process (EDP) in science education: A systematic literature review.’ <text:span text:style-name="T1">Journal for the Education of Gifted Young Scientists</text:span>, 8(4) pp. 1345–1360.</text:p>
        <text:p text:style-name="Bibliography_20_1">Wing, J. M. (2008) ‘Computational thinking and thinking about computing.’ <text:span text:style-name="T1">Philosophical Transactions of the Royal Society A: Mathematical, Physical and Engineering Sciences</text:span>, 366(1881) pp. 3717–3725.</text:p>
        <text:p text:style-name="Bibliography_20_1">Xiao, L. and Carroll, J. M. (2007) ‘Fostering an informal learning community of computer technologies at school.’ <text:span text:style-name="T1">Behaviour &amp; Information Technology</text:span>. Taylor &amp; Francis, 26(1) pp. 23–36.</text:p>
        <text:p text:style-name="Bibliography_20_1">Yu, J. and Roque, R. (2018) ‘A survey of computational kits for young children.’ <text:span text:style-name="T1">In</text:span> <text:span text:style-name="T1">Proceedings of the 17th ACM Conference on Interaction Design and Children <text:s/>- IDC ’18</text:span>. Trondheim, Norway: ACM Press, pp. 289–299.</text:p>
        <text:p text:style-name="Bibliography_20_1">Zainal, S., Yusoff, R. C. M., Abas, H., Yaacub, S. and Zainuddin, N. M. (2021) ‘Review of Design Thinking Approach in Learning IoT Programming.’ <text:span text:style-name="T1">International Journal of Advanced Research in Future Ready Learning and Education</text:span>, 24(1) pp. 28–3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4-07-19T09:13:34Z</meta:creation-date>
    <dc:date>2024-07-19T10:21:16.294619292</dc:date>
    <meta:editing-duration>PT7M31S</meta:editing-duration>
    <meta:editing-cycles>3</meta:editing-cycles>
    <meta:document-statistic meta:table-count="0" meta:image-count="0" meta:object-count="0" meta:page-count="30" meta:paragraph-count="398" meta:word-count="11666" meta:character-count="76264" meta:non-whitespace-character-count="64979"/>
    <meta:user-defined meta:name="ZOTERO_PREF_1">&lt;data data-version="3" zotero-version="6.0.35"&gt;&lt;session id="f8gnH4gq"/&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